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text-properties officeooo:rsid="00fbc68f" officeooo:paragraph-rsid="00fbc68f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197349"/>
    </style:style>
    <style:style style:name="P9" style:family="paragraph" style:parent-style-name="Text_20_body">
      <style:paragraph-properties fo:line-height="100%" fo:padding="0.049cm" fo:border="0.06pt solid #000000" style:shadow="#808080 0.101cm 0.101cm"/>
      <style:text-properties officeooo:paragraph-rsid="01197349"/>
    </style:style>
    <style:style style:name="P10" style:family="paragraph" style:parent-style-name="Text_20_body">
      <style:paragraph-properties fo:margin-top="0cm" fo:margin-bottom="0cm" style:contextual-spacing="false" fo:line-height="100%" fo:padding="0.049cm" fo:border="0.06pt solid #000000" style:shadow="#808080 0.101cm 0.101cm"/>
      <style:text-properties officeooo:paragraph-rsid="01197349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197349"/>
    </style:style>
    <style:style style:name="P12" style:family="paragraph" style:parent-style-name="_5f_Paragraphe">
      <style:paragraph-properties fo:margin-top="0cm" fo:margin-bottom="0cm" style:contextual-spacing="false" fo:line-height="100%"/>
      <style:text-properties officeooo:paragraph-rsid="01197349"/>
    </style:style>
    <style:style style:name="P13" style:family="paragraph" style:parent-style-name="_5f_Paragraphe">
      <style:paragraph-properties fo:line-height="100%"/>
      <style:text-properties officeooo:paragraph-rsid="01197349"/>
    </style:style>
    <style:style style:name="P14" style:family="paragraph" style:parent-style-name="_5f_Paragraphe_20_livret_20_réponse_20_élève">
      <style:paragraph-properties fo:margin-top="0cm" fo:margin-bottom="0cm" style:contextual-spacing="false" fo:line-height="100%" fo:padding="0.049cm" fo:border="0.06pt solid #000000" style:shadow="#808080 0.101cm 0.101cm">
        <style:tab-stops>
          <style:tab-stop style:position="19.001cm" style:type="right" style:leader-style="dotted" style:leader-text="."/>
        </style:tab-stops>
      </style:paragraph-properties>
      <style:text-properties officeooo:paragraph-rsid="01197349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1197349"/>
    </style:style>
    <style:style style:name="P16" style:family="paragraph" style:parent-style-name="Text_20_body">
      <style:paragraph-properties fo:margin-top="0cm" fo:margin-bottom="0.046cm" style:contextual-spacing="false"/>
      <style:text-properties officeooo:paragraph-rsid="01197349"/>
    </style:style>
    <style:style style:name="P17" style:family="paragraph" style:parent-style-name="_5f_Paragraphe">
      <style:text-properties officeooo:paragraph-rsid="01197349"/>
    </style:style>
    <style:style style:name="P18" style:family="paragraph" style:parent-style-name="_5f_Paragraphe_5f_Réponse_5f_Elève">
      <style:text-properties officeooo:paragraph-rsid="01197349"/>
    </style:style>
    <style:style style:name="P19" style:family="paragraph" style:parent-style-name="_5f_Paragraphe_5f_Réponse_5f_Elève">
      <style:paragraph-properties>
        <style:tab-stops/>
      </style:paragraph-properties>
      <style:text-properties officeooo:paragraph-rsid="0118f10b"/>
    </style:style>
    <style:style style:name="P20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1" style:family="paragraph" style:parent-style-name="_5f_Footer_20_page_20_impaire_20__28_D_29_">
      <style:text-properties officeooo:paragraph-rsid="01316a8b"/>
    </style:style>
    <style:style style:name="P22" style:family="paragraph" style:parent-style-name="_5f_Footer_20_page_20_impaire_20__28_D_29_"/>
    <style:style style:name="P2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8" style:family="paragraph" style:parent-style-name="_5f_Footer_20_page_20_paire_20__28_G_29_">
      <style:text-properties officeooo:paragraph-rsid="013b50d8"/>
    </style:style>
    <style:style style:name="P29" style:family="paragraph" style:parent-style-name="_5f_Footer_20_page_20_paire_20__28_G_29_">
      <style:text-properties officeooo:paragraph-rsid="01397109"/>
    </style:style>
    <style:style style:name="P30" style:family="paragraph" style:parent-style-name="_5f_Footer_20_page_20_paire_20__28_G_29_">
      <style:text-properties officeooo:paragraph-rsid="0135ac9e"/>
    </style:style>
    <style:style style:name="P31" style:family="paragraph" style:parent-style-name="_5f_Footer_20_page_20_paire_20__28_G_29_">
      <style:text-properties officeooo:paragraph-rsid="01336347"/>
    </style:style>
    <style:style style:name="P32" style:family="paragraph" style:parent-style-name="_5f_Footer_20_page_20_paire_20__28_G_29_">
      <style:text-properties officeooo:paragraph-rsid="01316a8b"/>
    </style:style>
    <style:style style:name="P33" style:family="paragraph" style:parent-style-name="_5f_Footer_20_page_20_paire_20__28_G_29_"/>
    <style:style style:name="P34" style:family="paragraph" style:parent-style-name="_5f_Header_20_D_20_page_20_paire_20__28_G_29_">
      <style:text-properties officeooo:rsid="0101821f" officeooo:paragraph-rsid="0101821f"/>
    </style:style>
    <style:style style:name="P35" style:family="paragraph" style:parent-style-name="_5f_Header_20_D_20_page_20_paire_20__28_G_29_">
      <style:text-properties officeooo:paragraph-rsid="00fe4814"/>
    </style:style>
    <style:style style:name="P3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7" style:family="paragraph" style:parent-style-name="_5f_Header_20_G_20_page_20_paire_20__28_G_29_">
      <style:text-properties officeooo:rsid="00ff3616" officeooo:paragraph-rsid="00ff3616"/>
    </style:style>
    <style:style style:name="P38" style:family="paragraph" style:parent-style-name="_5f_Header_20_M_20_page_20_impaire_20__28_D_29_">
      <style:text-properties officeooo:rsid="01035d0f" officeooo:paragraph-rsid="01035d0f"/>
    </style:style>
    <style:style style:name="P39" style:family="paragraph" style:parent-style-name="_5f_Header_20_M_20_page_20_paire_20__28_G_29_">
      <style:text-properties officeooo:rsid="0101a5c8" officeooo:paragraph-rsid="0101a5c8"/>
    </style:style>
    <style:style style:name="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1" style:family="paragraph" style:parent-style-name="_5f_Paragraphe_20_livret_20_réponse_20_élève" style:list-style-name="liste_5f_abc">
      <style:paragraph-properties fo:margin-top="0.101cm" fo:margin-bottom="0.101cm" style:contextual-spacing="false" fo:line-height="100%" fo:padding="0.049cm" fo:border="0.06pt solid #000000" style:shadow="#808080 0.101cm 0.101cm">
        <style:tab-stops>
          <style:tab-stop style:position="19.001cm" style:type="right" style:leader-style="dotted" style:leader-text="."/>
        </style:tab-stops>
      </style:paragraph-properties>
      <style:text-properties officeooo:paragraph-rsid="01197349"/>
    </style:style>
    <style:style style:name="P42" style:family="paragraph" style:parent-style-name="_5f_Paragraphe_20_livret_20_réponse_20_élève" style:list-style-name="liste_5f_abc">
      <style:paragraph-properties fo:margin-top="0.101cm" fo:margin-bottom="0.101cm" style:contextual-spacing="false" fo:line-height="100%" fo:text-align="start" style:justify-single-word="false" fo:padding="0.049cm" fo:border="0.06pt solid #000000" style:shadow="#808080 0.101cm 0.101cm">
        <style:tab-stops>
          <style:tab-stop style:position="19.001cm" style:type="right" style:leader-style="dotted" style:leader-text="."/>
        </style:tab-stops>
      </style:paragraph-properties>
      <style:text-properties fo:color="#b3b3b3" loext:opacity="100%" officeooo:paragraph-rsid="01197349"/>
    </style:style>
    <style:style style:name="P43" style:family="paragraph" style:parent-style-name="_5f_Paragraphe_20_livret_20_réponse_20_élève" style:list-style-name="liste_5f_abc">
      <style:paragraph-properties fo:margin-top="0cm" fo:margin-bottom="0cm" style:contextual-spacing="false" fo:line-height="100%" fo:text-align="start" style:justify-single-word="false" fo:padding="0.049cm" fo:border="0.06pt solid #000000" style:shadow="#808080 0.101cm 0.101cm">
        <style:tab-stops>
          <style:tab-stop style:position="19.001cm" style:type="right" style:leader-style="dotted" style:leader-text="."/>
        </style:tab-stops>
      </style:paragraph-properties>
      <style:text-properties fo:color="#b3b3b3" loext:opacity="100%" officeooo:paragraph-rsid="01197349"/>
    </style:style>
    <style:style style:name="P44" style:family="paragraph" style:parent-style-name="_5f_Paragraphe_20_livret_20_réponse_20_élève" style:list-style-name="liste_5f_abc">
      <style:paragraph-properties fo:margin-top="0.101cm" fo:margin-bottom="0.101cm" style:contextual-spacing="false" fo:line-height="100%" fo:padding="0.049cm" fo:border="0.06pt solid #000000" style:shadow="#808080 0.101cm 0.101cm">
        <style:tab-stops>
          <style:tab-stop style:position="19.001cm" style:type="right" style:leader-style="dotted" style:leader-text="."/>
        </style:tab-stops>
      </style:paragraph-properties>
      <style:text-properties fo:color="#b3b3b3" loext:opacity="100%" officeooo:paragraph-rsid="01197349"/>
    </style:style>
    <style:style style:name="P45" style:family="paragraph" style:parent-style-name="_5f_Paragraphe_5f_Réponse_5f_Elève_5f_Bullet" style:list-style-name="List_20_1">
      <style:text-properties officeooo:paragraph-rsid="0118f10b"/>
    </style:style>
    <style:style style:name="P46" style:family="paragraph" style:parent-style-name="_5f_Paragraphe_5f_Réponse_5f_Elève_5f_Bullet" style:list-style-name="List_20_1">
      <style:text-properties officeooo:paragraph-rsid="011b3239"/>
    </style:style>
    <style:style style:name="P47" style:family="paragraph" style:parent-style-name="_5f_Paragraphe_5f_Réponse_5f_Elève_5f_Bullet" style:list-style-name="">
      <style:text-properties officeooo:paragraph-rsid="0118f10b"/>
    </style:style>
    <style:style style:name="P48" style:family="paragraph" style:parent-style-name="_5f_Paragraphe_5f_avec_5f_Num_5f_Question" style:list-style-name="_5f_Numérotation_20_des_20_exercices"/>
    <style:style style:name="P49" style:family="paragraph" style:parent-style-name="_5f_Paragraphe_5f_avec_5f_Num_5f_Question" style:list-style-name=""/>
    <style:style style:name="P50" style:family="paragraph" style:parent-style-name="_5f_Premier_5f_Titre_5f_Exercices_5f_avec_5f_Num_5f_Exo_5f_sans_5f_Titre" style:list-style-name="_5f_Numérotation_20_des_20_exercices"/>
    <style:style style:name="P51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52" style:family="paragraph" style:parent-style-name="_5f_Titre_5f_Exercices_5f_avec_5f_Titre" style:list-style-name="_5f_Numérotation_20_des_20_exercices"/>
    <style:style style:name="P53" style:family="paragraph" style:parent-style-name="_5f_Titre_5f_Exercices_5f_avec_5f_Titre" style:list-style-name="_5f_Numérotation_20_des_20_exercices">
      <style:paragraph-properties fo:break-before="column"/>
    </style:style>
    <style:style style:name="P54" style:family="paragraph" style:parent-style-name="_5f_Titre_5f_Exercices_5f_sans_5f_Titre" style:list-style-name="_5f_Numérotation_20_des_20_exercices"/>
    <style:style style:name="P5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9900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0" style:family="paragraph">
      <loext:graphic-properties draw:fill="solid" draw:fill-color="#7fb241"/>
    </style:style>
    <style:style style:name="P61" style:family="paragraph">
      <loext:graphic-properties draw:fill="solid" draw:fill-color="#9d0f89"/>
    </style:style>
    <style:style style:name="P6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indent="0cm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center" fo:text-indent="0cm"/>
    </style:style>
    <style:style style:name="P6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Arial Unicode MS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 style:writing-mode="lr-tb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1ca2b8"/>
    </style:style>
    <style:style style:name="P81" style:family="paragraph">
      <loext:graphic-properties draw:fill="solid" draw:fill-color="#d7e12c"/>
    </style:style>
    <style:style style:name="P8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style:use-window-font-color="true" loext:opacity="0%" style:text-position="0% 100%" style:font-name="Bitstream Vera Sans1" fo:font-size="10pt" fo:font-style="normal" officeooo:rsid="001c6dc0" style:font-name-asian="OpenSymbol1" style:font-size-asian="10pt" style:font-style-asian="normal" style:font-name-complex="OpenSymbol1" style:font-size-complex="10pt" style:font-style-complex="normal"/>
    </style:style>
    <style:style style:name="T8" style:family="text">
      <style:text-properties style:use-window-font-color="true" loext:opacity="0%" style:text-position="0% 100%" style:font-name="Bitstream Vera Sans1" fo:font-size="10pt" fo:font-style="normal" officeooo:rsid="000f60f7" style:font-name-asian="OpenSymbol1" style:font-size-asian="10pt" style:font-style-asian="normal" style:font-name-complex="OpenSymbol1" style:font-size-complex="10pt" style:font-style-complex="normal"/>
    </style:style>
    <style:style style:name="T9" style:family="text">
      <style:text-properties style:use-window-font-color="true" loext:opacity="0%" style:text-position="0% 100%" style:font-name="Bitstream Vera Sans1" fo:font-size="10pt" fo:font-style="normal" officeooo:rsid="000f60f7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0" style:family="text">
      <style:text-properties style:use-window-font-color="true" loext:opacity="0%" style:text-position="0% 100%" style:font-name="Bitstream Vera Sans1" fo:font-size="11pt" fo:font-style="normal" officeooo:rsid="01118b49" fo:background-color="#ffff00" loext:char-shading-value="0" style:font-name-asian="OpenSymbol1" style:font-size-asian="11pt" style:font-style-asian="normal" style:font-name-complex="OpenSymbol1" style:font-size-complex="11pt" style:font-style-complex="normal"/>
    </style:style>
    <style:style style:name="T11" style:family="text">
      <style:text-properties style:use-window-font-color="true" loext:opacity="0%" style:text-position="0% 100%" style:font-name="Bitstream Vera Sans1" fo:font-size="11pt" fo:font-style="normal" officeooo:rsid="00022d70" fo:background-color="#ffff00" loext:char-shading-value="0" style:font-name-asian="OpenSymbol1" style:font-size-asian="11pt" style:font-style-asian="normal" style:font-name-complex="OpenSymbol1" style:font-size-complex="11pt" style:font-style-complex="normal"/>
    </style:style>
    <style:style style:name="T12" style:family="text">
      <style:text-properties style:use-window-font-color="true" loext:opacity="0%" style:text-position="0% 100%" style:font-name="Bitstream Vera Sans1" fo:font-size="11pt" fo:font-style="normal" officeooo:rsid="0118f10b" fo:background-color="#ffff00" loext:char-shading-value="0" style:font-name-asian="OpenSymbol1" style:font-size-asian="11pt" style:font-style-asian="normal" style:font-name-complex="OpenSymbol1" style:font-size-complex="11pt" style:font-style-complex="normal"/>
    </style:style>
    <style:style style:name="T13" style:family="text">
      <style:text-properties style:use-window-font-color="true" loext:opacity="0%" style:text-position="0% 100%" fo:font-style="normal" fo:font-weight="normal" officeooo:rsid="001a86c1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4" style:family="text">
      <style:text-properties style:use-window-font-color="true" loext:opacity="0%" style:text-position="0% 100%" fo:font-style="normal" fo:font-weight="normal" officeooo:rsid="0006bfe7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5" style:family="text">
      <style:text-properties style:use-window-font-color="true" loext:opacity="0%" style:text-position="0% 100%" fo:font-style="normal" fo:font-weight="normal" officeooo:rsid="0025f304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6" style:family="text">
      <style:text-properties style:use-window-font-color="true" loext:opacity="0%" style:text-position="0% 100%" fo:font-style="normal" fo:font-weight="normal" officeooo:rsid="000867c4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7" style:family="text">
      <style:text-properties style:use-window-font-color="true" loext:opacity="0%" style:text-position="0% 100%" fo:font-style="normal" style:font-name-asian="OpenSymbol1" style:font-size-asian="10pt" style:font-style-asian="normal" style:font-name-complex="OpenSymbol1" style:font-size-complex="10pt" style:font-style-complex="normal"/>
    </style:style>
    <style:style style:name="T18" style:family="text">
      <style:text-properties style:use-window-font-color="true" loext:opacity="0%" style:text-position="0% 100%" fo:font-style="normal" officeooo:rsid="00729b7d" style:font-name-asian="OpenSymbol1" style:font-size-asian="10pt" style:font-style-asian="normal" style:font-name-complex="OpenSymbol1" style:font-size-complex="10pt" style:font-style-complex="normal"/>
    </style:style>
    <style:style style:name="T19" style:family="text">
      <style:text-properties style:use-window-font-color="true" loext:opacity="0%" style:text-position="0% 100%" fo:font-style="normal" officeooo:rsid="0072db89" style:font-name-asian="OpenSymbol1" style:font-size-asian="10pt" style:font-style-asian="normal" style:font-name-complex="OpenSymbol1" style:font-size-complex="10pt" style:font-style-complex="normal"/>
    </style:style>
    <style:style style:name="T20" style:family="text">
      <style:text-properties style:use-window-font-color="true" loext:opacity="0%" style:text-position="0% 100%" fo:font-style="normal" officeooo:rsid="0025f304" style:font-name-asian="OpenSymbol1" style:font-size-asian="10pt" style:font-style-asian="normal" style:font-name-complex="OpenSymbol1" style:font-size-complex="10pt" style:font-style-complex="normal"/>
    </style:style>
    <style:style style:name="T21" style:family="text">
      <style:text-properties style:use-window-font-color="true" loext:opacity="0%" style:text-position="0% 100%" fo:font-style="normal" officeooo:rsid="000867c4" style:font-name-asian="OpenSymbol1" style:font-size-asian="10pt" style:font-style-asian="normal" style:font-name-complex="OpenSymbol1" style:font-size-complex="10pt" style:font-style-complex="normal"/>
    </style:style>
    <style:style style:name="T22" style:family="text">
      <style:text-properties style:use-window-font-color="true" loext:opacity="0%" style:text-position="0% 100%" fo:font-style="normal" officeooo:rsid="001285eb" style:font-name-asian="OpenSymbol1" style:font-size-asian="10pt" style:font-style-asian="normal" style:font-name-complex="OpenSymbol1" style:font-size-complex="10pt" style:font-style-complex="normal"/>
    </style:style>
    <style:style style:name="T23" style:family="text">
      <style:text-properties style:use-window-font-color="true" loext:opacity="0%" style:text-position="0% 100%" fo:font-style="normal" officeooo:rsid="001762f1" style:font-name-asian="OpenSymbol1" style:font-size-asian="10pt" style:font-style-asian="normal" style:font-name-complex="OpenSymbol1" style:font-size-complex="10pt" style:font-style-complex="normal"/>
    </style:style>
    <style:style style:name="T24" style:family="text">
      <style:text-properties style:use-window-font-color="true" loext:opacity="0%" style:text-position="0% 100%" fo:font-style="normal" officeooo:rsid="00292089" style:font-name-asian="OpenSymbol1" style:font-size-asian="10pt" style:font-style-asian="normal" style:font-name-complex="OpenSymbol1" style:font-size-complex="10pt" style:font-style-complex="normal"/>
    </style:style>
    <style:style style:name="T25" style:family="text">
      <style:text-properties style:use-window-font-color="true" loext:opacity="0%" style:text-position="0% 100%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6" style:family="text">
      <style:text-properties style:use-window-font-color="true" loext:opacity="0%" style:text-position="0% 100%" fo:font-style="normal" style:text-underline-style="none" fo:font-weight="normal" officeooo:rsid="00140104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7" style:family="text">
      <style:text-properties style:use-window-font-color="true" loext:opacity="0%" style:text-position="0% 100%" fo:font-style="normal" style:text-underline-style="none" fo:font-weight="normal" officeooo:rsid="000867c4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8" style:family="text">
      <style:text-properties style:use-window-font-color="true" loext:opacity="0%" style:text-position="0% 100%" fo:font-size="10pt" fo:font-style="normal" officeooo:rsid="0063550e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9" style:family="text">
      <style:text-properties style:use-window-font-color="true" loext:opacity="0%" style:text-position="0% 100%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30" style:family="text">
      <style:text-properties style:use-window-font-color="true" loext:opacity="0%" style:text-position="0% 100%" fo:font-size="10pt" fo:font-style="normal" officeooo:rsid="00729b7d" style:font-name-asian="OpenSymbol1" style:font-size-asian="10pt" style:font-style-asian="normal" style:font-name-complex="OpenSymbol1" style:font-size-complex="10pt" style:font-style-complex="normal"/>
    </style:style>
    <style:style style:name="T31" style:family="text">
      <style:text-properties style:use-window-font-color="true" loext:opacity="0%" style:text-position="0% 100%" fo:font-size="10pt" fo:font-style="normal" officeooo:rsid="0072db89" style:font-name-asian="OpenSymbol1" style:font-size-asian="10pt" style:font-style-asian="normal" style:font-name-complex="OpenSymbol1" style:font-size-complex="10pt" style:font-style-complex="normal"/>
    </style:style>
    <style:style style:name="T32" style:family="text">
      <style:text-properties style:use-window-font-color="true" loext:opacity="0%" style:text-position="0% 100%" fo:font-size="10pt" fo:font-style="normal" fo:font-weight="normal" officeooo:rsid="0063550e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3" style:family="text">
      <style:text-properties style:use-window-font-color="true" loext:opacity="0%" style:text-position="0% 100%" fo:font-size="10pt" fo:font-style="normal" fo:font-weight="normal" officeooo:rsid="001a86c1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4" style:family="text">
      <style:text-properties style:use-window-font-color="true" loext:opacity="0%" style:text-position="0% 100%" fo:font-size="10pt" fo:font-style="normal" fo:font-weight="normal" officeooo:rsid="0006bfe7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5" style:family="text">
      <style:text-properties style:use-window-font-color="true" loext:opacity="0%" style:text-position="0% 100%" style:font-name="Bitstream Vera Sans6" fo:font-size="10pt" fo:font-style="normal" officeooo:rsid="0072db89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6" style:family="text">
      <style:text-properties style:use-window-font-color="true" loext:opacity="0%"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37" style:family="text">
      <style:text-properties style:use-window-font-color="true" loext:opacity="0%" officeooo:rsid="00f2bced" fo:background-color="#ffff00" loext:char-shading-value="0"/>
    </style:style>
    <style:style style:name="T38" style:family="text">
      <style:text-properties style:use-window-font-color="true" loext:opacity="0%" fo:font-size="10pt" fo:font-weight="normal" style:font-size-asian="10pt" style:font-weight-asian="normal" style:font-size-complex="10pt" style:font-weight-complex="normal"/>
    </style:style>
    <style:style style:name="T39" style:family="text">
      <style:text-properties style:use-window-font-color="true" loext:opacity="0%" fo:font-size="10pt" fo:font-weight="normal" officeooo:rsid="0071e0d9" style:font-size-asian="10pt" style:font-weight-asian="normal" style:font-size-complex="10pt" style:font-weight-complex="normal"/>
    </style:style>
    <style:style style:name="T40" style:family="text">
      <style:text-properties style:use-window-font-color="true" loext:opacity="0%" fo:font-size="10pt" fo:font-weight="normal" officeooo:rsid="0071d96d" style:font-size-asian="10pt" style:font-weight-asian="normal" style:font-size-complex="10pt" style:font-weight-complex="normal"/>
    </style:style>
    <style:style style:name="T41" style:family="text">
      <style:text-properties style:use-window-font-color="true" loext:opacity="0%" fo:font-size="10pt" fo:font-weight="normal" officeooo:rsid="0006bfe7" style:font-size-asian="10pt" style:font-weight-asian="normal" style:font-size-complex="10pt" style:font-weight-complex="normal"/>
    </style:style>
    <style:style style:name="T42" style:family="text">
      <style:text-properties style:use-window-font-color="true" loext:opacity="0%" style:font-name="Bitstream Vera Sans6" fo:font-size="10pt" fo:font-weight="normal" officeooo:rsid="0071e0d9" fo:background-color="#ffff00" loext:char-shading-value="0" style:font-size-asian="10pt" style:font-weight-asian="normal" style:font-size-complex="10pt" style:font-weight-complex="normal"/>
    </style:style>
    <style:style style:name="T43" style:family="text">
      <style:text-properties officeooo:rsid="00f2bced"/>
    </style:style>
    <style:style style:name="T44" style:family="text">
      <style:text-properties style:font-name="Bitstream Vera Sans1" fo:font-size="10pt" fo:font-style="italic" style:text-underline-style="solid" style:text-underline-width="auto" style:text-underline-color="font-color" officeooo:rsid="0071e0d9" fo:background-color="#ffff00" loext:char-shading-value="0" style:font-size-asian="10pt" style:font-style-asian="italic" style:font-size-complex="10pt" style:font-style-complex="italic"/>
    </style:style>
    <style:style style:name="T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officeooo:rsid="0071e0d9" style:font-style-asian="italic" style:font-style-complex="italic"/>
    </style:style>
    <style:style style:name="T47" style:family="text">
      <style:text-properties officeooo:rsid="000867c4"/>
    </style:style>
    <style:style style:name="T48" style:family="text">
      <style:text-properties fo:color="#000000" loext:opacity="100%" style:text-position="0% 100%" fo:font-style="normal" officeooo:rsid="001762f1" style:font-name-asian="OpenSymbol1" style:font-size-asian="10pt" style:font-style-asian="normal" style:font-name-complex="OpenSymbol1" style:font-size-complex="10pt" style:font-style-complex="normal"/>
    </style:style>
    <style:style style:name="T49" style:family="text">
      <style:text-properties fo:color="#000000" loext:opacity="100%" style:text-position="0% 100%" fo:font-style="normal" officeooo:rsid="000867c4" style:font-name-asian="OpenSymbol1" style:font-size-asian="10pt" style:font-style-asian="normal" style:font-name-complex="OpenSymbol1" style:font-size-complex="10pt" style:font-style-complex="normal"/>
    </style:style>
    <style:style style:name="T5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51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Arial Unicode MS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57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_5f_Formule_5f_corrigée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_5f_Formule_5f_corrigée">
      <style:graphic-properties style:vertical-pos="from-top" style:horizontal-pos="from-left" style:horizontal-rel="paragraph-content" draw:wrap-influence-on-position="once-concurrent" loext:allow-overlap="true" draw:ole-draw-aspect="1"/>
    </style:style>
    <style:style style:name="fr6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7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00cc00" draw:marker-start="" draw:marker-start-width="0.499cm" draw:marker-start-center="false" draw:marker-end="" draw:marker-end-width="0.499cm" draw:marker-end-center="false" draw:fill="solid" draw:fill-color="#729fcf" draw:textarea-horizontal-align="center" draw:textarea-vertical-align="middle" fo:padding-top="0.049cm" fo:padding-bottom="0.049cm" fo:padding-left="0.049cm" fo:padding-right="0.049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.101cm" svg:stroke-color="#0066ff" draw:marker-start="" draw:marker-start-width="0.499cm" draw:marker-start-center="false" draw:marker-end="" draw:marker-end-width="0.499cm" draw:marker-end-center="false" draw:fill="solid" draw:fill-color="#729fcf" draw:textarea-horizontal-align="center" draw:textarea-vertical-align="middle" fo:padding-top="0.049cm" fo:padding-bottom="0.049cm" fo:padding-left="0.049cm" fo:padding-right="0.049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947cm" fo:min-width="0.6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990099" draw:textarea-horizontal-align="justify" draw:textarea-vertical-align="middle" draw:auto-grow-height="false" fo:min-height="0.773cm" fo:min-width="0.5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writing-mode="lr-tb" loext:decorative="false" style:run-through="foreground"/>
    </style:style>
    <style:style style:name="gr13" style:family="graphic">
      <style:graphic-properties loext:decorative="false" style:run-through="foreground"/>
    </style:style>
    <style:style style:name="gr1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82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" style:family="graphic">
      <style:graphic-properties svg:stroke-width="0.03cm" svg:stroke-color="#ff0000" draw:marker-start-width="0.397cm" draw:marker-end-width="0.397cm" draw:textarea-horizontal-align="center" draw:textarea-vertical-align="middle" fo:padding-top="0.014cm" fo:padding-bottom="0.014cm" fo:padding-left="0.014cm" fo:padding-right="0.014cm" loext:decorative="false" style:run-through="foreground"/>
    </style:style>
    <style:style style:name="gr19" style:family="graphic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" style:family="graphic">
      <style:graphic-properties svg:stroke-width="0.019cm" svg:stroke-color="#ff0000" draw:marker-start-width="0.381cm" draw:marker-end-width="0.381cm" draw:textarea-horizontal-align="center" draw:textarea-vertical-align="middle" fo:padding-top="0.009cm" fo:padding-bottom="0.009cm" fo:padding-left="0.009cm" fo:padding-right="0.009cm" loext:decorative="false" style:run-through="foreground"/>
    </style:style>
    <style:style style:name="gr21" style:family="graphic">
      <style:graphic-properties style:writing-mode="lr-tb" loext:decorative="false" fo:margin-left="0.3cm" fo:margin-right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draw:stroke-dash="Dashed_20__28_var_29__20_72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" style:family="graphic">
      <style:graphic-properties draw:stroke="solid" draw:stroke-dash="Dashed_20__28_var_29__20_72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4" style:family="graphic">
      <style:graphic-properties draw:stroke="solid" draw:stroke-dash="Dashed_20__28_var_29__20_72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5" style:family="graphic">
      <style:graphic-properties draw:stroke="solid" draw:stroke-dash="Dashed_20__28_var_29__20_72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4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82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2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2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87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none" draw:stroke-dash="Dashed_20__28_var_29__20_7285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draw:stroke-dash="Dashed_20__28_var_29__20_7286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1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solid" svg:stroke-width="0.028cm" svg:stroke-color="#000000" draw:marker-start="" draw:marker-start-width="0.312cm" draw:marker-start-center="false" draw:marker-end="" draw:marker-end-width="0.312cm" draw:marker-end-center="false" draw:fill="solid" draw:fill-color="#00b8ff" draw:textarea-horizontal-align="center" draw:textarea-vertical-align="middle" fo:padding-top="0.012cm" fo:padding-bottom="0.012cm" fo:padding-left="0.012cm" fo:padding-right="0.012cm" fo:wrap-option="wrap" draw:shadow="hidden" draw:shadow-offset-x="0.3cm" draw:shadow-offset-y="0.3cm" draw:shadow-color="#808080" loext:decorative="false" style:run-through="foreground"/>
    </style:style>
    <style:style style:name="gr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39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24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9cm" fo:min-width="0.27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6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2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" style:family="graphic">
      <style:graphic-properties loext:decorative="false" fo:margin-left="0.4cm" fo:margin-right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8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83cm" fo:min-width="0.65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8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96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" style:family="graphic">
      <style:graphic-properties style:writing-mode="lr-tb" loext:decorative="false" fo:margin-left="0.4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7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1" text:outline-level="1"><text:span text:style-name="_5f_Caractères">Voici un parallélogramme.</text:span></text:h>
          <text:list>
            <text:list-item>
              <text:h text:style-name="P48" text:outline-level="2"><draw:g text:anchor-type="paragraph" draw:z-index="47" draw:name="Objet de groupe 4" draw:style-name="gr35"><draw:frame draw:style-name="gr36" draw:text-style-name="P71" svg:width="0.336cm" svg:height="0.664cm" svg:x="4.778cm" svg:y="-0.018cm"><draw:text-box><text:p text:style-name="P70"><text:span text:style-name="T54">P</text:span></text:p></draw:text-box></draw:frame><draw:frame draw:style-name="gr36" draw:text-style-name="P71" svg:width="0.339cm" svg:height="0.664cm" svg:x="8.685cm" svg:y="0.982cm"><draw:text-box><text:p text:style-name="P70"><text:span text:style-name="T54">A</text:span></text:p></draw:text-box></draw:frame><draw:frame draw:style-name="gr36" draw:text-style-name="P71" svg:width="0.339cm" svg:height="0.664cm" svg:x="7.324cm" svg:y="2.683cm"><draw:text-box><text:p text:style-name="P70"><text:span text:style-name="T54">R</text:span></text:p></draw:text-box></draw:frame><draw:frame draw:style-name="gr36" draw:text-style-name="P71" svg:width="0.339cm" svg:height="0.664cm" svg:x="3.071cm" svg:y="1.321cm"><draw:text-box><text:p text:style-name="P70"><text:span text:style-name="T54">C</text:span></text:p></draw:text-box></draw:frame><draw:g draw:style-name="gr13"><draw:line draw:style-name="gr37" draw:text-style-name="P72" svg:x1="5.073cm" svg:y1="0.387cm" svg:x2="8.87cm" svg:y2="1.548cm"><text:p/></draw:line><draw:line draw:style-name="gr37" draw:text-style-name="P72" svg:x1="3.409cm" svg:y1="1.761cm" svg:x2="7.205cm" svg:y2="2.921cm"><text:p/></draw:line><draw:line draw:style-name="gr37" draw:text-style-name="P72" svg:x1="3.409cm" svg:y1="1.762cm" svg:x2="5.073cm" svg:y2="0.387cm"><text:p/></draw:line><draw:line draw:style-name="gr37" draw:text-style-name="P72" svg:x1="7.207cm" svg:y1="2.921cm" svg:x2="8.873cm" svg:y2="1.547cm"><text:p/></draw:line><draw:line draw:style-name="gr38" draw:text-style-name="P73" svg:x1="5.073cm" svg:y1="0.387cm" svg:x2="7.205cm" svg:y2="2.922cm"><text:p/></draw:line><draw:line draw:style-name="gr38" draw:text-style-name="P73" svg:x1="3.409cm" svg:y1="1.761cm" svg:x2="8.87cm" svg:y2="1.547cm"><text:p/></draw:line></draw:g><draw:frame draw:style-name="gr36" draw:text-style-name="P71" svg:width="0.338cm" svg:height="0.664cm" svg:x="5.987cm" svg:y="1.083cm"><draw:text-box><text:p text:style-name="P70"><text:span text:style-name="T54">O</text:span></text:p></draw:text-box></draw:frame></draw:g><draw:g text:anchor-type="paragraph" draw:z-index="90" draw:name="Objet de groupe 1" draw:style-name="gr1"><draw:line draw:name="Ligne 9" draw:style-name="gr2" draw:text-style-name="P55" svg:x1="3.438cm" svg:y1="1.76cm" svg:x2="7.234cm" svg:y2="2.921cm"><text:p/></draw:line><draw:line draw:name="Ligne 10" draw:style-name="gr3" draw:text-style-name="P55" svg:x1="5.101cm" svg:y1="0.386cm" svg:x2="8.897cm" svg:y2="1.547cm"><text:p/></draw:line><draw:custom-shape draw:style-name="gr4" draw:text-style-name="P56" svg:width="1.2cm" svg:height="1.198cm" svg:x="8.278cm" svg:y="0.942cm"><text:p/><draw:enhanced-geometry draw:glue-point-type="segments" draw:type="mso-spt100" draw:modifiers="-161.992775677023 139.29554064012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" draw:text-style-name="P57" svg:width="1.024cm" svg:height="1.024cm" svg:x="6.726cm" svg:y="2.422cm"><text:p/><draw:enhanced-geometry draw:glue-point-type="segments" draw:type="mso-spt100" draw:modifiers="-41.1313100933514 -162.50424212281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_5f_Caractères">Écris tous les noms possibles pour ce parallélogramme.</text:span></text:h>
            </text:list-item>
          </text:list>
        </text:list-item>
      </text:list>
      <text:p text:style-name="P19"><text:span text:style-name="_5f_Correction_5f_surligné">PARC, <text:s/>ARCP, <text:s/>RCPA, <text:s/>CPAR, <text:s/>PCRA, <text:s/>CRAP, <text:s/>APCR, <text:s/>RAPC.</text:span></text:p>
      <text:list xml:id="list191703628144163" text:continue-numbering="true" text:style-name="_5f_Numérotation_20_des_20_exercices">
        <text:list-item>
          <text:list>
            <text:list-item>
              <text:h text:style-name="P48" text:outline-level="2"><text:span text:style-name="_5f_Caractères">Sur la même figure, repasse en vert le côté opposé à [PA], en bleu un côté consécutif à [PC], en rouge l'angle opposé à </text:span><text:span text:style-name="_5f_Caractères_5f_espacement_5f_-0_2c_3pt"><draw:frame draw:style-name="fr3" draw:name="Objet1" text:anchor-type="as-char" svg:y="-0.381cm" svg:width="0.709cm" svg:height="0.464cm" draw:z-index="48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<text:s/>et en violet un angle consécutif à </text:span><text:span text:style-name="_5f_Caractères_5f_espacement_5f_-0_2c_3pt"><draw:frame draw:style-name="fr3" draw:name="Objet2" text:anchor-type="as-char" svg:y="-0.376cm" svg:width="0.681cm" svg:height="0.459cm" draw:z-index="49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.</text:span></text:h>
            </text:list-item>
            <text:list-item>
              <text:h text:style-name="P48" text:outline-level="2"><text:span text:style-name="_5f_Caractères">Complète les phrases suivantes avec les mots : sommets, côtés, diagonales, angles, opposés, consécutifs. </text:span></text:h>
            </text:list-item>
          </text:list>
        </text:list-item>
      </text:list>
      <text:list xml:id="list330106291" text:style-name="List_20_1">
        <text:list-item>
          <text:p text:style-name="P45"><text:span text:style-name="_5f_Caractères">Les segments [CP] et [PA] sont des <text:line-break/></text:span><text:span text:style-name="_5f_Correction_5f_surligné"><text:span text:style-name="T7">côtés </text:span></text:span><text:span text:style-name="_5f_Correction_5f_surligné"><text:span text:style-name="T9">consécutif</text:span></text:span><text:span text:style-name="_5f_Correction_5f_surligné"><text:span text:style-name="T7">s.</text:span></text:span></text:p>
        </text:list-item>
        <text:list-item>
          <text:p text:style-name="P45"><text:span text:style-name="_5f_Caractères">Les points A et C sont des <text:line-break/></text:span><text:span text:style-name="_5f_Correction_5f_surligné"><text:span text:style-name="T9">sommets</text:span></text:span><text:span text:style-name="_5f_Correction_5f_surligné"><text:span text:style-name="T7"> opposés.</text:span></text:span></text:p>
        </text:list-item>
        <text:list-item>
          <text:p text:style-name="P45"><text:span text:style-name="_5f_Caractères">Les segments [PR] et [CA] sont des <text:line-break/></text:span><text:span text:style-name="_5f_Correction_5f_surligné"><text:span text:style-name="T7">diagonales.</text:span></text:span></text:p>
        </text:list-item>
        <text:list-item>
          <text:p text:style-name="P45"><text:span text:style-name="_5f_Caractères">Les points A et P sont des <text:line-break/></text:span><text:span text:style-name="_5f_Correction_5f_surligné"><text:span text:style-name="T9">sommets</text:span></text:span><text:span text:style-name="_5f_Correction_5f_surligné"><text:span text:style-name="T7"> </text:span></text:span><text:span text:style-name="_5f_Correction_5f_surligné"><text:span text:style-name="T8">consécutifs.</text:span></text:span></text:p>
        </text:list-item>
        <text:list-item>
          <text:p text:style-name="P46"><text:span text:style-name="_5f_Caractères"><draw:frame draw:style-name="fr3" draw:name="Objet3" text:anchor-type="as-char" svg:y="-0.376cm" svg:width="0.681cm" svg:height="0.459cm" draw:z-index="50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<text:s/>et </text:span><text:span text:style-name="_5f_Caractères"><draw:frame draw:style-name="fr3" draw:name="Objet4" text:anchor-type="as-char" svg:y="-0.381cm" svg:width="0.69cm" svg:height="0.464cm" draw:z-index="51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"><text:s/>sont des </text:span><text:span text:style-name="_5f_Correction_5f_surligné"><text:span text:style-name="T7">angles </text:span></text:span><text:span text:style-name="_5f_Correction_5f_surligné"><text:span text:style-name="T9">consécutif</text:span></text:span><text:span text:style-name="_5f_Correction_5f_surligné"><text:span text:style-name="T7">s.</text:span></text:span></text:p>
        </text:list-item>
        <text:list-item>
          <text:p text:style-name="P46"><text:span text:style-name="_5f_Caractères">Les segments [PA] et [CR] sont des <text:line-break/></text:span><text:span text:style-name="_5f_Correction_5f_surligné"><text:span text:style-name="T7">côtés opposés.</text:span></text:span></text:p>
        </text:list-item>
        <text:list-item>
          <text:p text:style-name="P46"><text:span text:style-name="_5f_Caractères"><draw:frame draw:style-name="fr3" draw:name="Objet5" text:anchor-type="as-char" svg:y="-0.381cm" svg:width="0.73cm" svg:height="0.464cm" draw:z-index="52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aractères"><text:s/>et </text:span><text:span text:style-name="_5f_Caractères"><draw:frame draw:style-name="fr3" draw:name="Objet6" text:anchor-type="as-char" svg:y="-0.381cm" svg:width="0.69cm" svg:height="0.464cm" draw:z-index="5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"><text:s/>sont des </text:span><text:span text:style-name="_5f_Correction_5f_surligné"><text:span text:style-name="T7">angles opposés.</text:span></text:span></text:p>
        </text:list-item>
      </text:list>
      <text:h text:style-name="_5f_Paragraphe_5f_2pt" text:outline-level="1"><text:span text:style-name="_5f_pointillés_20_gris"/></text:h>
      <text:list xml:id="list191704981651095" text:continue-list="list191703628144163" text:style-name="_5f_Numérotation_20_des_20_exercices">
        <text:list-item>
          <text:list>
            <text:list-item>
              <text:h text:style-name="P48" text:outline-level="2"><text:span text:style-name="_5f_Caractères">Complète les phrases.</text:span></text:h>
            </text:list-item>
          </text:list>
        </text:list-item>
      </text:list>
      <text:p text:style-name="P47"><text:span text:style-name="_5f_Caractères">Les points </text:span><text:span text:style-name="_5f_Correction_5f_surligné"><text:span text:style-name="T10">P </text:span></text:span><text:span text:style-name="_5f_Caractères">et </text:span><text:span text:style-name="_5f_Correction_5f_surligné"><text:span text:style-name="T10">R </text:span></text:span><text:span text:style-name="_5f_Caractères">sont symétriques par rapport à O, ainsi que les points </text:span><text:span text:style-name="_5f_Correction_5f_surligné"><text:span text:style-name="T10">A </text:span></text:span><text:span text:style-name="_5f_Caractères">et </text:span><text:span text:style-name="_5f_Correction_5f_surligné"><text:span text:style-name="T10">C.</text:span></text:span></text:p>
      <text:p text:style-name="P47"><text:span text:style-name="_5f_Caractères">Les segments</text:span><text:span text:style-name="_5f_pointillés_20_gris"><text:span text:style-name="T43"> </text:span></text:span><text:span text:style-name="_5f_Correction_5f_surligné"><text:span text:style-name="T11">[AP]</text:span></text:span><text:span text:style-name="_5f_pointillés_20_gris"><text:span text:style-name="T43"> </text:span></text:span><text:span text:style-name="_5f_Caractères">et </text:span><text:span text:style-name="_5f_Correction_5f_surligné"><text:span text:style-name="T11">[CR]</text:span></text:span><text:span text:style-name="_5f_Correction_5f_surligné"><text:span text:style-name="T12"> </text:span></text:span><text:span text:style-name="_5f_Caractères">sont symétriques par rapport à O, de même que les segments </text:span><text:span text:style-name="_5f_pointillés_20_gris"><text:span text:style-name="T43"><text:s/></text:span></text:span><text:span text:style-name="_5f_Correction_5f_surligné"><text:span text:style-name="T11">[CP]</text:span></text:span><text:span text:style-name="_5f_pointillés_20_gris"> </text:span><text:span text:style-name="_5f_Caractères">et </text:span><text:span text:style-name="_5f_Correction_5f_surligné"><text:span text:style-name="T11">[AR]</text:span></text:span></text:p>
      <text:list text:continue-list="list330106291" text:style-name="List_20_1">
        <text:list-item>
          <text:p text:style-name="P45"><text:span text:style-name="_5f_Caractères"><text:span text:style-name="T43">Les angles</text:span></text:span><text:span text:style-name="_5f_pointillés_20_gris"><text:span text:style-name="T43"> </text:span></text:span><text:span text:style-name="_5f_Correction_5f_surligné"><text:span text:style-name="T11"><draw:frame draw:style-name="fr6" draw:name="Objet7" text:anchor-type="as-char" svg:y="-0.376cm" svg:width="0.681cm" svg:height="0.459cm" draw:z-index="5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_5f_pointillés_20_gris"><text:span text:style-name="T43"><text:s/></text:span></text:span><text:span text:style-name="_5f_Caractères"><text:span text:style-name="T43">et</text:span></text:span><text:span text:style-name="_5f_pointillés_20_gris"><text:span text:style-name="T43"> </text:span></text:span><text:span text:style-name="_5f_pointillés_20_gris"><text:span text:style-name="T43"><draw:frame draw:style-name="fr6" draw:name="Objet8" text:anchor-type="as-char" svg:y="-0.381cm" svg:width="0.709cm" svg:height="0.464cm" draw:z-index="5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_5f_pointillés_20_gris"><text:span text:style-name="T43"><text:s/></text:span></text:span><text:span text:style-name="_5f_Caractères"><text:span text:style-name="T43">sont symétriques par rapport à O, de même que les angles</text:span></text:span><text:span text:style-name="_5f_pointillés_20_gris"><text:span text:style-name="T43"> </text:span></text:span><text:span text:style-name="_5f_pointillés_20_gris"><text:span text:style-name="T43"><draw:frame draw:style-name="fr7" draw:name="Objet9" text:anchor-type="as-char" svg:y="-0.381cm" svg:width="0.69cm" svg:height="0.464cm" draw:z-index="6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_5f_pointillés_20_gris"><text:span text:style-name="T43"><text:s/></text:span></text:span><text:span text:style-name="_5f_Caractères"><text:span text:style-name="T43">et</text:span></text:span><text:span text:style-name="_5f_pointillés_20_gris"><text:span text:style-name="T43"> </text:span></text:span><text:span text:style-name="_5f_pointillés_20_gris"><text:span text:style-name="T43"><draw:frame draw:style-name="fr6" draw:name="Objet10" text:anchor-type="as-char" svg:y="-0.381cm" svg:width="0.73cm" svg:height="0.464cm" draw:z-index="6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_5f_pointillés_20_gris"><text:span text:style-name="T37">.</text:span></text:span></text:p>
        </text:list-item>
      </text:list>
      <text:list xml:id="list191704863140917" text:continue-list="list191704981651095" text:style-name="_5f_Numérotation_20_des_20_exercices">
        <text:list-item>
          <text:h text:style-name="P50" text:outline-level="1"><draw:g text:anchor-type="paragraph" draw:z-index="56" draw:name="Forme9" draw:style-name="gr21"><draw:g draw:style-name="gr13"><draw:line draw:style-name="gr22" draw:text-style-name="P66" svg:x1="7.598cm" svg:y1="0.387cm" svg:x2="3.416cm" svg:y2="0.387cm"><text:p/></draw:line><draw:line draw:style-name="gr23" draw:text-style-name="P66" svg:x1="8.851cm" svg:y1="2.319cm" svg:x2="4.669cm" svg:y2="2.319cm"><text:p/></draw:line><draw:line draw:style-name="gr24" draw:text-style-name="P66" svg:x1="8.852cm" svg:y1="2.319cm" svg:x2="7.597cm" svg:y2="0.387cm"><text:p/></draw:line><draw:line draw:style-name="gr25" draw:text-style-name="P66" svg:x1="4.671cm" svg:y1="2.319cm" svg:x2="3.416cm" svg:y2="0.387cm"><text:p/></draw:line></draw:g><draw:frame draw:style-name="gr26" draw:text-style-name="P64" svg:width="0.249cm" svg:height="0.414cm" svg:x="3.472cm" svg:y="0cm"><draw:text-box><text:p text:style-name="P63"><text:span text:style-name="T51">R</text:span></text:p></draw:text-box></draw:frame><draw:frame draw:style-name="gr27" draw:text-style-name="P64" svg:width="0.283cm" svg:height="0.414cm" svg:x="7.606cm" svg:y="0cm"><draw:text-box><text:p text:style-name="P63"><text:span text:style-name="T51">O</text:span></text:p></draw:text-box></draw:frame><draw:frame draw:style-name="gr28" draw:text-style-name="P64" svg:width="0.228cm" svg:height="0.414cm" svg:x="8.885cm" svg:y="2.33cm"><draw:text-box><text:p text:style-name="P63"><text:span text:style-name="T51">S</text:span></text:p></draw:text-box></draw:frame><draw:frame draw:style-name="gr29" draw:text-style-name="P64" svg:width="0.227cm" svg:height="0.414cm" svg:x="4.479cm" svg:y="2.33cm"><draw:text-box><text:p text:style-name="P63"><text:span text:style-name="T51">E</text:span></text:p></draw:text-box></draw:frame><draw:frame draw:style-name="gr30" draw:text-style-name="P64" svg:width="0.879cm" svg:height="0.414cm" draw:transform="rotate (-0.336499479784507) translate (6.94795833333333cm 1.60513888888889cm)"><draw:text-box><text:p text:style-name="P63"><text:span text:style-name="T51">4 cm</text:span></text:p></draw:text-box></draw:frame><draw:frame draw:style-name="gr30" draw:text-style-name="P64" svg:width="0.879cm" svg:height="0.414cm" draw:transform="rotate (0.543495529071034) translate (5.43101388888889cm 1.825625cm)"><draw:text-box><text:p text:style-name="P63"><text:span text:style-name="T51">3 cm</text:span></text:p></draw:text-box></draw:frame><draw:line draw:style-name="gr31" draw:text-style-name="P65" svg:x1="3.422cm" svg:y1="0.387cm" svg:x2="8.853cm" svg:y2="2.313cm"><text:p/></draw:line><draw:line draw:style-name="gr31" draw:text-style-name="P65" svg:x1="4.676cm" svg:y1="2.313cm" svg:x2="7.603cm" svg:y2="0.381cm"><text:p/></draw:line><draw:rect draw:style-name="gr32" draw:text-style-name="P68" svg:width="1.082cm" svg:height="0.588cm" draw:transform="skewX (0.00296705972839036) rotate (0.607898178469625) translate (6.62693055555556cm 1.06009722222222cm)"><text:p text:style-name="P67"><text:span text:style-name="T52">3 cm</text:span></text:p></draw:rect><draw:rect draw:style-name="gr33" draw:text-style-name="P69" svg:width="1.08cm" svg:height="0.586cm" draw:transform="skewX (0.00296705972839033) rotate (-0.341386401690091) translate (4.46969444444444cm 0.832555555555556cm)"><text:p text:style-name="P67"><text:span text:style-name="T53">4 cm</text:span></text:p></draw:rect><draw:frame draw:style-name="gr34" draw:text-style-name="P64" svg:width="0.219cm" svg:height="0.414cm" svg:x="5.994cm" svg:y="0.923cm"><draw:text-box><text:p text:style-name="P63"><text:span text:style-name="T51">T</text:span></text:p></draw:text-box></draw:frame></draw:g><text:span text:style-name="_5f_Caractères">ROSE est un parallélogramme.</text:span></text:h>
        </text:list-item>
      </text:list>
      <text:h text:style-name="_5f_Paragraphe" text:outline-level="1"><text:span text:style-name="_5f_Caractères">En justifiant ta réponse par une propriété, donne les longueurs TR et TO :</text:span></text:h>
      <text:p text:style-name="P8"><text:span text:style-name="Character_5f_20_5f_style"><text:span text:style-name="T44">Une façon de rédiger :</text:span></text:span></text:p>
      <text:list text:style-name="liste_5f_abc">
        <text:list-item>
          <text:list>
            <text:list-header>
              <text:p text:style-name="P41"><text:span text:style-name="_5f_Correction_5f_surligné"><text:span text:style-name="T28">Comme </text:span></text:span><text:span text:style-name="_5f_Correction_5f_surligné"><text:span text:style-name="T29">ROSE est un parallélogramme </text:span></text:span><text:span text:style-name="_5f_Correction_5f_surligné"><text:span text:style-name="T30">et que </text:span></text:span><text:span text:style-name="_5f_Correction_5f_surligné"><text:span text:style-name="T35">s</text:span></text:span><text:span text:style-name="_5f_Correction_5f_surligné"><text:span text:style-name="T30">es diagonales [RS] et [OE] se coupent en T,</text:span></text:span></text:p>
              <text:p text:style-name="P42"><text:span text:style-name="_5f_Correction_5f_surligné"><text:span text:style-name="T31">T est le milieu de [R</text:span></text:span><text:span text:style-name="_5f_Correction_5f_surligné"><text:span text:style-name="T35">S</text:span></text:span><text:span text:style-name="_5f_Correction_5f_surligné"><text:span text:style-name="T31">] et de [OE] </text:span></text:span><text:span text:style-name="_5f_Correction_5f_surligné"><text:span text:style-name="T32">: </text:span></text:span><text:span text:style-name="_5f_Correction_5f_surligné"><text:span text:style-name="T33"><text:s/></text:span></text:span></text:p>
              <text:p text:style-name="P43"><text:span text:style-name="_5f_Correction_5f_surligné"><text:span text:style-name="T33">RT</text:span></text:span><text:span text:style-name="_5f_Correction_5f_surligné"><text:span text:style-name="T34"> </text:span></text:span><text:span text:style-name="_5f_Correction_5f_surligné"><text:span text:style-name="T33">=</text:span></text:span><text:span text:style-name="_5f_Correction_5f_surligné"><text:span text:style-name="T34"> </text:span></text:span><text:span text:style-name="_5f_Correction_5f_surligné"><text:span text:style-name="T33">TS</text:span></text:span><text:span text:style-name="_5f_Correction_5f_surligné"><text:span text:style-name="T34"> </text:span></text:span><text:span text:style-name="_5f_Correction_5f_surligné"><text:span text:style-name="T33">=</text:span></text:span><text:span text:style-name="_5f_Correction_5f_surligné"><text:span text:style-name="T34"> </text:span></text:span><text:span text:style-name="_5f_Correction_5f_surligné"><text:span text:style-name="T33">4</text:span></text:span><text:span text:style-name="_5f_Correction_5f_surligné"><text:span text:style-name="T34"> </text:span></text:span><text:span text:style-name="_5f_Correction_5f_surligné"><text:span text:style-name="T33">cm et OT</text:span></text:span><text:span text:style-name="_5f_Correction_5f_surligné"><text:span text:style-name="T34"> </text:span></text:span><text:span text:style-name="_5f_Correction_5f_surligné"><text:span text:style-name="T33">= TE =</text:span></text:span><text:span text:style-name="_5f_Correction_5f_surligné"><text:span text:style-name="T34"> </text:span></text:span><text:span text:style-name="_5f_Correction_5f_surligné"><text:span text:style-name="T33">3</text:span></text:span><text:span text:style-name="_5f_Correction_5f_surligné"><text:span text:style-name="T34"> </text:span></text:span><text:span text:style-name="_5f_Correction_5f_surligné"><text:span text:style-name="T33">cm.</text:span></text:span></text:p>
            </text:list-header>
          </text:list>
        </text:list-item>
      </text:list>
      <text:p text:style-name="P15"><text:span text:style-name="_5f_Correction_5f_surligné"><text:span text:style-name="T45"/></text:span></text:p>
      <text:p text:style-name="P16"><text:span text:style-name="_5f_Correction_5f_surligné"><text:span text:style-name="T45">Autre façon :</text:span></text:span></text:p>
      <text:p text:style-name="P9"><text:span text:style-name="_5f_Correction_5f_surligné"><text:span text:style-name="T38">ROSE est un parallélogramme. </text:span></text:span><text:span text:style-name="_5f_Correction_5f_surligné"><text:span text:style-name="T39">[</text:span></text:span><text:span text:style-name="_5f_Correction_5f_surligné"><text:span text:style-name="T40">RS</text:span></text:span><text:span text:style-name="_5f_Correction_5f_surligné"><text:span text:style-name="T39">]</text:span></text:span><text:span text:style-name="_5f_Correction_5f_surligné"><text:span text:style-name="T40"> et </text:span></text:span><text:span text:style-name="_5f_Correction_5f_surligné"><text:span text:style-name="T39">[</text:span></text:span><text:span text:style-name="_5f_Correction_5f_surligné"><text:span text:style-name="T40">O</text:span></text:span><text:span text:style-name="_5f_Correction_5f_surligné"><text:span text:style-name="T42">E]</text:span></text:span><text:span text:style-name="_5f_Correction_5f_surligné"><text:span text:style-name="T40"> </text:span></text:span><text:span text:style-name="_5f_Correction_5f_surligné"><text:span text:style-name="T42">sont</text:span></text:span><text:span text:style-name="_5f_Correction_5f_surligné"><text:span text:style-name="T40"> </text:span></text:span><text:span text:style-name="_5f_Correction_5f_surligné"><text:span text:style-name="T42">des</text:span></text:span><text:span text:style-name="_5f_Correction_5f_surligné"><text:span text:style-name="T40"> diagonale</text:span></text:span><text:span text:style-name="_5f_Correction_5f_surligné"><text:span text:style-name="T39">s</text:span></text:span><text:span text:style-name="_5f_Correction_5f_surligné"><text:span text:style-name="T40"> de ROSE </text:span></text:span><text:span text:style-name="_5f_Correction_5f_surligné"><text:span text:style-name="T39">et se coupent en </text:span></text:span><text:span text:style-name="_5f_Correction_5f_surligné"><text:span text:style-name="T40">T. <text:s/></text:span></text:span></text:p>
      <text:p text:style-name="P9"><text:span text:style-name="_5f_Correction_5f_surligné"><text:span text:style-name="T38">Or, si un quadrilatère est un parallélogramme, alors ses diagonales se coupent en un m</text:span></text:span><text:span text:style-name="_5f_Correction_5f_surligné"><text:span text:style-name="T39">ê</text:span></text:span><text:span text:style-name="_5f_Correction_5f_surligné"><text:span text:style-name="T38">me milieu</text:span></text:span></text:p>
      <text:p text:style-name="P9"><text:span text:style-name="_5f_Correction_5f_surligné"><text:span text:style-name="T38">Donc, </text:span></text:span><text:span text:style-name="_5f_Correction_5f_surligné"><text:span text:style-name="T39">T est le milieu de [RS].</text:span></text:span></text:p>
      <text:p text:style-name="P10"><text:span text:style-name="_5f_Correction_5f_surligné"><text:span text:style-name="T39">Donc, </text:span></text:span><text:span text:style-name="_5f_Correction_5f_surligné"><text:span text:style-name="T38">RT</text:span></text:span><text:span text:style-name="_5f_Correction_5f_surligné"><text:span text:style-name="T41"> </text:span></text:span><text:span text:style-name="_5f_Correction_5f_surligné"><text:span text:style-name="T38">=</text:span></text:span><text:span text:style-name="_5f_Correction_5f_surligné"><text:span text:style-name="T41"> </text:span></text:span><text:span text:style-name="_5f_Correction_5f_surligné"><text:span text:style-name="T38">TS</text:span></text:span><text:span text:style-name="_5f_Correction_5f_surligné"><text:span text:style-name="T41"> </text:span></text:span><text:span text:style-name="_5f_Correction_5f_surligné"><text:span text:style-name="T38">=</text:span></text:span><text:span text:style-name="_5f_Correction_5f_surligné"><text:span text:style-name="T41"> </text:span></text:span><text:span text:style-name="_5f_Correction_5f_surligné"><text:span text:style-name="T38">4</text:span></text:span><text:span text:style-name="_5f_Correction_5f_surligné"><text:span text:style-name="T41"> </text:span></text:span><text:span text:style-name="_5f_Correction_5f_surligné"><text:span text:style-name="T38">cm.</text:span></text:span></text:p>
      <text:p text:style-name="P11"><text:span text:style-name="_5f_Correction_5f_surligné"><text:span text:style-name="T46"/></text:span></text:p>
      <text:p text:style-name="P15"><text:span text:style-name="_5f_Correction_5f_surligné"><text:span text:style-name="T46">Encore une a</text:span></text:span><text:span text:style-name="_5f_Correction_5f_surligné"><text:span text:style-name="T45">utre façon :</text:span></text:span></text:p>
      <text:list text:continue-numbering="true" text:style-name="liste_5f_abc">
        <text:list-item>
          <text:list>
            <text:list-header>
              <text:p text:style-name="P41"><text:span text:style-name="_5f_Correction_5f_surligné"><text:span text:style-name="T17">ROSE est un parallélogramme </text:span></text:span><text:span text:style-name="_5f_Correction_5f_surligné"><text:span text:style-name="T18">et </text:span></text:span><text:span text:style-name="_5f_Correction_5f_surligné"><text:span text:style-name="T35">s</text:span></text:span><text:span text:style-name="_5f_Correction_5f_surligné"><text:span text:style-name="T18">es diagonales se coupent en T.</text:span></text:span></text:p>
            </text:list-header>
          </text:list>
        </text:list-item>
      </text:list>
      <text:p text:style-name="P14"><text:span text:style-name="_5f_Correction_5f_surligné"><text:span text:style-name="T19">Donc T est le milieu de [R</text:span></text:span><text:span text:style-name="_5f_Correction_5f_surligné"><text:span text:style-name="T35">S</text:span></text:span><text:span text:style-name="_5f_Correction_5f_surligné"><text:span text:style-name="T19">] et de [OE].</text:span></text:span></text:p>
      <text:list text:continue-numbering="true" text:style-name="liste_5f_abc">
        <text:list-item>
          <text:list>
            <text:list-header>
              <text:p text:style-name="P44"><text:span text:style-name="_5f_Correction_5f_surligné"><text:span text:style-name="T13">RT</text:span></text:span><text:span text:style-name="_5f_Correction_5f_surligné"><text:span text:style-name="T14"> </text:span></text:span><text:span text:style-name="_5f_Correction_5f_surligné"><text:span text:style-name="T13">=</text:span></text:span><text:span text:style-name="_5f_Correction_5f_surligné"><text:span text:style-name="T14"> </text:span></text:span><text:span text:style-name="_5f_Correction_5f_surligné"><text:span text:style-name="T13">TS</text:span></text:span><text:span text:style-name="_5f_Correction_5f_surligné"><text:span text:style-name="T14"> </text:span></text:span><text:span text:style-name="_5f_Correction_5f_surligné"><text:span text:style-name="T13">=</text:span></text:span><text:span text:style-name="_5f_Correction_5f_surligné"><text:span text:style-name="T14"> </text:span></text:span><text:span text:style-name="_5f_Correction_5f_surligné"><text:span text:style-name="T13">4</text:span></text:span><text:span text:style-name="_5f_Correction_5f_surligné"><text:span text:style-name="T14"> </text:span></text:span><text:span text:style-name="_5f_Correction_5f_surligné"><text:span text:style-name="T13">cm </text:span></text:span><text:span text:style-name="_5f_Correction_5f_surligné"><text:span text:style-name="T14">et </text:span></text:span><text:span text:style-name="_5f_Correction_5f_surligné"><text:span text:style-name="T13">OT</text:span></text:span><text:span text:style-name="_5f_Correction_5f_surligné"><text:span text:style-name="T14"> </text:span></text:span><text:span text:style-name="_5f_Correction_5f_surligné"><text:span text:style-name="T13">=</text:span></text:span><text:span text:style-name="_5f_Correction_5f_surligné"><text:span text:style-name="T14"> </text:span></text:span><text:span text:style-name="_5f_Correction_5f_surligné"><text:span text:style-name="T13">TE</text:span></text:span><text:span text:style-name="_5f_Correction_5f_surligné"><text:span text:style-name="T14"> </text:span></text:span><text:span text:style-name="_5f_Correction_5f_surligné"><text:span text:style-name="T13">=</text:span></text:span><text:span text:style-name="_5f_Correction_5f_surligné"><text:span text:style-name="T14"> </text:span></text:span><text:span text:style-name="_5f_Correction_5f_surligné"><text:span text:style-name="T13">3</text:span></text:span><text:span text:style-name="_5f_Correction_5f_surligné"><text:span text:style-name="T14"> </text:span></text:span><text:span text:style-name="_5f_Correction_5f_surligné"><text:span text:style-name="T13">cm.</text:span></text:span></text:p>
            </text:list-header>
          </text:list>
        </text:list-item>
      </text:list>
      <text:list text:continue-list="list191704863140917" text:style-name="_5f_Numérotation_20_des_20_exercices">
        <text:list-item>
          <text:h text:style-name="P54" text:outline-level="1"><draw:g text:anchor-type="paragraph" draw:z-index="45" draw:name="Forme14" draw:style-name="gr45"><draw:frame draw:style-name="gr46" draw:text-style-name="P75" svg:width="0.592cm" svg:height="0.484cm" svg:x="8.458cm" svg:y="0.614cm"><draw:text-box><text:p text:style-name="P63"><text:span text:style-name="T56">U</text:span></text:p></draw:text-box></draw:frame><draw:frame draw:style-name="gr47" draw:text-style-name="P75" svg:width="0.657cm" svg:height="0.484cm" svg:x="4.546cm" svg:y="1.972cm"><draw:text-box><text:p text:style-name="P63"><text:span text:style-name="T56">W</text:span></text:p></draw:text-box></draw:frame><draw:line draw:style-name="gr40" draw:text-style-name="P76" svg:x1="4.812cm" svg:y1="1.986cm" svg:x2="7.207cm" svg:y2="1.986cm"><text:p/></draw:line><draw:line draw:style-name="gr40" draw:text-style-name="P76" svg:x1="8.407cm" svg:y1="0.762cm" svg:x2="7.195cm" svg:y2="1.979cm"><text:p/></draw:line><draw:line draw:style-name="gr40" draw:text-style-name="P76" svg:x1="4.812cm" svg:y1="1.986cm" svg:x2="7.207cm" svg:y2="1.986cm"><text:p/></draw:line><draw:line draw:style-name="gr40" draw:text-style-name="P76" svg:x1="5.992cm" svg:y1="0.769cm" svg:x2="8.406cm" svg:y2="0.769cm"><text:p/></draw:line><draw:line draw:style-name="gr40" draw:text-style-name="P76" svg:x1="5.992cm" svg:y1="0.769cm" svg:x2="7.209cm" svg:y2="1.986cm"><text:p/></draw:line><draw:line draw:style-name="gr40" draw:text-style-name="P76" svg:x1="4.805cm" svg:y1="1.973cm" svg:x2="8.384cm" svg:y2="0.769cm"><text:p/></draw:line><draw:frame draw:style-name="gr46" draw:text-style-name="P75" svg:width="0.426cm" svg:height="0.484cm" svg:x="7.238cm" svg:y="1.951cm"><draw:text-box><text:p text:style-name="P63"><text:span text:style-name="T56">V</text:span></text:p></draw:text-box></draw:frame><draw:frame draw:style-name="gr46" draw:text-style-name="P75" svg:width="0.59cm" svg:height="0.484cm" svg:x="5.682cm" svg:y="0.496cm"><draw:text-box><text:p text:style-name="P63"><text:span text:style-name="T56">T</text:span></text:p></draw:text-box></draw:frame><draw:frame draw:style-name="gr48" draw:text-style-name="P75" svg:width="0.768cm" svg:height="0.486cm" svg:x="6.58cm" svg:y="0.898cm"><draw:text-box><text:p text:style-name="P63"><text:span text:style-name="T56">X</text:span></text:p></draw:text-box></draw:frame><draw:frame draw:style-name="gr49" draw:text-style-name="P77" svg:width="1.02cm" svg:height="0.966cm" draw:transform="rotate (0.78784162435024) translate (7.52298611111111cm 1.59631944444444cm)"><draw:text-box><text:p text:style-name="P63"><text:span text:style-name="T57">6 cm</text:span></text:p></draw:text-box></draw:frame><draw:line draw:style-name="gr40" draw:text-style-name="P76" svg:x1="5.999cm" svg:y1="0.762cm" svg:x2="4.789cm" svg:y2="1.979cm"><text:p/></draw:line></draw:g><text:span text:style-name="_5f_Caractères">On considère le parallélogramme UVWT. </text:span></text:h>
        </text:list-item>
      </text:list>
      <text:h text:style-name="_5f_Paragraphe" text:outline-level="1"><text:span text:style-name="_5f_Caractères">En justifiant par une propriété, trouve la longueur TW :</text:span></text:h>
      <text:h text:style-name="P12" text:outline-level="1"><text:span text:style-name="_5f_Correction_5f_surligné">On sait que TUVW est un parallélogramme.</text:span></text:h>
      <text:h text:style-name="P13" text:outline-level="1"><text:span text:style-name="_5f_Correction_5f_surligné"><text:span text:style-name="T26">Or l</text:span></text:span><text:span text:style-name="_5f_Correction_5f_surligné"><text:span text:style-name="T25">es côtés opposés </text:span></text:span><text:span text:style-name="_5f_Correction_5f_surligné"><text:span text:style-name="T26">d’un parallélogramme </text:span></text:span><text:span text:style-name="_5f_Correction_5f_surligné"><text:span text:style-name="T25">sont de même longueur.</text:span></text:span></text:h>
      <text:h text:style-name="P12" text:outline-level="1"><text:span text:style-name="_5f_Correction_5f_surligné"><text:span text:style-name="T26">D</text:span></text:span><text:span text:style-name="_5f_Correction_5f_surligné"><text:span text:style-name="T25">onc TW</text:span></text:span><text:span text:style-name="_5f_Correction_5f_surligné"><text:span text:style-name="T27"> </text:span></text:span><text:span text:style-name="_5f_Correction_5f_surligné"><text:span text:style-name="T25">=</text:span></text:span><text:span text:style-name="_5f_Correction_5f_surligné"><text:span text:style-name="T27"> </text:span></text:span><text:span text:style-name="_5f_Correction_5f_surligné"><text:span text:style-name="T25">UV</text:span></text:span></text:h>
      <text:h text:style-name="P12" text:outline-level="1"><text:span text:style-name="_5f_Correction_5f_surligné">D’où TW</text:span><text:span text:style-name="_5f_Correction_5f_surligné"><text:span text:style-name="T47"> </text:span></text:span><text:span text:style-name="_5f_Correction_5f_surligné">=</text:span><text:span text:style-name="_5f_Correction_5f_surligné"><text:span text:style-name="T47"> </text:span></text:span><text:span text:style-name="_5f_Correction_5f_surligné">6</text:span><text:span text:style-name="_5f_Correction_5f_surligné"><text:span text:style-name="T47"> </text:span></text:span><text:span text:style-name="_5f_Correction_5f_surligné">cm</text:span></text:h>
      <text:list text:continue-numbering="true" text:style-name="_5f_Numérotation_20_des_20_exercices">
        <text:list-header>
          <text:h text:style-name="P52" text:outline-level="1"><text:span text:style-name="_5f_Caractères_5f_gras"/></text:h>
        </text:list-header>
        <text:list-item>
          <text:h text:style-name="P53" text:outline-level="1"><draw:g text:anchor-type="paragraph" draw:z-index="44" draw:name="Objet de groupe 3" draw:style-name="gr50"><draw:frame draw:style-name="gr36" draw:text-style-name="P71" svg:width="0.399cm" svg:height="0.664cm" svg:x="7.59cm" svg:y="0.797cm"><draw:text-box><text:p text:style-name="P70"><text:span text:style-name="T54">B</text:span></text:p></draw:text-box></draw:frame><draw:frame draw:style-name="gr36" draw:text-style-name="P71" svg:width="0.396cm" svg:height="0.664cm" svg:x="8.56cm" svg:y="2.896cm"><draw:text-box><text:p text:style-name="P70"><text:span text:style-name="T54">L</text:span></text:p></draw:text-box></draw:frame><draw:frame draw:style-name="gr36" draw:text-style-name="P71" svg:width="0.396cm" svg:height="0.664cm" svg:x="4.69cm" svg:y="2.997cm"><draw:text-box><text:p text:style-name="P70"><text:span text:style-name="T54">E</text:span></text:p></draw:text-box></draw:frame><draw:frame draw:style-name="gr36" draw:text-style-name="P71" svg:width="0.396cm" svg:height="0.664cm" svg:x="3.844cm" svg:y="0.88cm"><draw:text-box><text:p text:style-name="P70"><text:span text:style-name="T54">U</text:span></text:p></draw:text-box></draw:frame><draw:frame draw:style-name="gr51" draw:text-style-name="P78" svg:width="1.579cm" svg:height="0.625cm" svg:x="3.729cm" svg:y="2.072cm"><draw:text-box><text:p text:style-name="P70"><text:span text:style-name="T58">4 cm</text:span></text:p></draw:text-box></draw:frame><draw:frame draw:style-name="gr51" draw:text-style-name="P78" svg:width="1.579cm" svg:height="0.625cm" svg:x="5.99cm" svg:y="3.069cm"><draw:text-box><text:p text:style-name="P70"><text:span text:style-name="T58">6 cm</text:span></text:p></draw:text-box></draw:frame><draw:frame draw:style-name="gr51" draw:text-style-name="P78" svg:width="1.579cm" svg:height="0.625cm" svg:x="4.609cm" svg:y="1.534cm"><draw:text-box><text:p text:style-name="P70"><text:span text:style-name="T58">55°</text:span></text:p></draw:text-box></draw:frame><draw:g draw:style-name="gr13"><draw:path draw:style-name="gr52" draw:text-style-name="P79" svg:width="3.454cm" svg:height="0.077cm" svg:x="4.346cm" svg:y="1.267cm" svg:viewBox="0 0 3455 78" svg:d="M0 0c187 9 372 48 561 39 197-8 398 0 597 0 193 0 387-18 579 0 180 18 363 27 543 20 200-10 395 19 597 19 188 0 373-39 561-19h17"><text:p/></draw:path><draw:path draw:style-name="gr52" draw:text-style-name="P79" svg:width="0.778cm" svg:height="1.782cm" svg:x="4.325cm" svg:y="1.286cm" svg:viewBox="0 0 779 1783" svg:d="M0 0c99 195 168 400 253 601 84 193 170 386 254 582l108 232 90 194 74 174"><text:p/></draw:path><draw:path draw:style-name="gr52" draw:text-style-name="P79" svg:width="0.777cm" svg:height="1.781cm" svg:x="7.782cm" svg:y="1.339cm" svg:viewBox="0 0 778 1782" svg:d="M0 0c97 195 167 398 252 601 83 193 169 386 253 580l108 234 92 194 73 173"><text:p/></draw:path><draw:path draw:style-name="gr52" draw:text-style-name="P79" svg:width="3.471cm" svg:height="0.062cm" svg:x="5.108cm" svg:y="3.068cm" svg:viewBox="0 0 3472 63" svg:d="M0 0c197 21 397 51 595 59 242 8 483 0 725 0 216 0 434 4 650 0 223-6 447 1 668-20 187-18 376 0 562 0h182l90 20"><text:p/></draw:path><draw:ellipse draw:style-name="gr53" draw:text-style-name="P72" svg:width="1.031cm" svg:height="1.108cm" svg:x="3.842cm" svg:y="0.839cm" draw:kind="arc" draw:start-angle="296.18" draw:end-angle="6.45"><text:p/></draw:ellipse><draw:ellipse draw:style-name="gr53" draw:text-style-name="P72" svg:width="1.456cm" svg:height="1.562cm" svg:x="7.832cm" svg:y="2.29cm" draw:kind="arc" draw:start-angle="117.67" draw:end-angle="181.05"><text:p/></draw:ellipse></draw:g></draw:g><text:soft-page-break/><text:span text:style-name="_5f_Caractères_5f_gras">Le grand bleu</text:span></text:h>
        </text:list-item>
      </text:list>
      <text:h text:style-name="_5f_Paragraphe" text:outline-level="1"><text:span text:style-name="_5f_Caractères">Le parallélogramme BLEU ci-dessous a été tracé à main levée.</text:span></text:h>
      <text:list text:continue-numbering="true" text:style-name="_5f_Numérotation_20_des_20_exercices">
        <text:list-item>
          <text:list>
            <text:list-item>
              <text:h text:style-name="P48" text:outline-level="2"><text:span text:style-name="_5f_Caractères">Sur la figure, ajoute le codage des angles et des longueurs .</text:span></text:h>
            </text:list-item>
          </text:list>
        </text:list-item>
      </text:list>
      <text:h text:style-name="P49" text:outline-level="2"><draw:g text:anchor-type="char" draw:z-index="57" draw:name="DrawObject 2" draw:style-name="gr11"><draw:g draw:name="DrawObject 1" draw:style-name="gr12"><draw:g draw:style-name="gr12"><draw:g draw:name="Forme 1" draw:style-name="gr12"><draw:g draw:style-name="gr13"><draw:path draw:style-name="gr14" draw:text-style-name="P62" svg:width="3.79cm" svg:height="0.075cm" svg:x="1.838cm" svg:y="0.337cm" svg:viewBox="0 0 3791 76" svg:d="M0 0c205 9 408 46 615 38 217-8 438 0 656 0 212 0 425-17 635 0 198 17 398 26 596 19 219-9 434 19 655 19 206 0 409-38 616-19h18"><text:p/></draw:path><draw:path draw:style-name="gr14" draw:text-style-name="P62" svg:width="0.853cm" svg:height="1.723cm" svg:x="1.822cm" svg:y="0.353cm" svg:viewBox="0 0 854 1724" svg:d="M0 0c109 188 184 387 278 581 92 187 186 373 278 562l119 224 99 188 80 169"><text:p/></draw:path><draw:path draw:style-name="gr14" draw:text-style-name="P62" svg:width="0.853cm" svg:height="1.721cm" svg:x="5.611cm" svg:y="0.411cm" svg:viewBox="0 0 854 1722" svg:d="M0 0c106 188 183 385 277 581 90 187 185 373 277 560l119 226 101 188 80 167"><text:p/></draw:path><draw:path draw:style-name="gr14" draw:text-style-name="P62" svg:width="3.808cm" svg:height="0.06cm" svg:x="2.674cm" svg:y="2.077cm" svg:viewBox="0 0 3809 61" svg:d="M0 0c217 21 436 49 653 57 265 8 530 0 796 0 236 0 476 4 712 0 246-6 491 1 734-19 205-17 412 0 617 0h199l98 19"><text:p/></draw:path><draw:frame draw:style-name="gr15" draw:text-style-name="P64" svg:width="0.345cm" svg:height="0.664cm" svg:x="5.646cm" svg:y="0.037cm"><draw:text-box><text:p text:style-name="P63"><text:span text:style-name="T51">B</text:span></text:p></draw:text-box></draw:frame><draw:frame draw:style-name="gr15" draw:text-style-name="P64" svg:width="0.343cm" svg:height="0.664cm" svg:x="6.56cm" svg:y="2.023cm"><draw:text-box><text:p text:style-name="P63"><text:span text:style-name="T51">L</text:span></text:p></draw:text-box></draw:frame><draw:frame draw:style-name="gr15" draw:text-style-name="P64" svg:width="0.343cm" svg:height="0.664cm" svg:x="2.373cm" svg:y="2.174cm"><draw:text-box><text:p text:style-name="P63"><text:span text:style-name="T51">E</text:span></text:p></draw:text-box></draw:frame><draw:frame draw:style-name="gr15" draw:text-style-name="P64" svg:width="0.345cm" svg:height="0.664cm" svg:x="1.399cm" svg:y="0.019cm"><draw:text-box><text:p text:style-name="P63"><text:span text:style-name="T51">U</text:span></text:p></draw:text-box></draw:frame><draw:frame draw:style-name="gr15" draw:text-style-name="P64" svg:width="1.375cm" svg:height="0.664cm" svg:x="1.078cm" svg:y="0.984cm"><draw:text-box><text:p text:style-name="P63"><text:span text:style-name="T51">4 cm</text:span></text:p></draw:text-box></draw:frame><draw:frame draw:style-name="gr15" draw:text-style-name="P64" svg:width="1.373cm" svg:height="0.664cm" svg:x="4.237cm" svg:y="2.213cm"><draw:text-box><text:p text:style-name="P63"><text:span text:style-name="T51">6 cm</text:span></text:p></draw:text-box></draw:frame><draw:frame draw:style-name="gr16" draw:text-style-name="P64" svg:width="1.273cm" svg:height="1.075cm" svg:x="2.452cm" svg:y="0.636cm"><draw:text-box><text:p text:style-name="P63"><text:span text:style-name="T51">55°</text:span></text:p></draw:text-box></draw:frame></draw:g><draw:ellipse draw:style-name="gr17" draw:text-style-name="P65" svg:width="1.601cm" svg:height="1.509cm" svg:x="5.627cm" svg:y="1.304cm" draw:kind="arc" draw:start-angle="117.67" draw:end-angle="181.05"><text:p/></draw:ellipse><draw:ellipse draw:name="Arc d'ellipse 2" draw:style-name="gr17" draw:text-style-name="P65" svg:width="1.133cm" svg:height="1.071cm" svg:x="1.247cm" svg:y="-0.093cm" draw:kind="arc" draw:start-angle="296.18" draw:end-angle="6.45"><text:p/></draw:ellipse><draw:line draw:name="Ligne 1" draw:style-name="gr18" draw:text-style-name="P58" svg:x1="5.447cm" svg:y1="0.637cm" svg:x2="5.334cm" svg:y2="0.843cm"><text:p/></draw:line><draw:ellipse draw:name="Arc d'ellipse 3" draw:style-name="gr19" draw:text-style-name="P65" svg:width="1.578cm" svg:height="1.285cm" draw:transform="skewX (-0.00541052068118242) rotate (-1.55072504039696) translate (6.334125cm -0.733777777777778cm)" draw:kind="arc" draw:start-angle="296.18" draw:end-angle="6.45"><text:p/></draw:ellipse><draw:ellipse draw:name="Arc d'ellipse 4" draw:style-name="gr19" draw:text-style-name="P65" svg:width="1.578cm" svg:height="1.285cm" draw:transform="skewX (-0.0054105206811824) rotate (1.36135681655558) translate (1.56633333333333cm 3.00566666666667cm)" draw:kind="arc" draw:start-angle="296.18" draw:end-angle="6.45"><text:p/></draw:ellipse></draw:g><draw:g draw:name="DrawObject 7" draw:style-name="gr12"><draw:line draw:name="Ligne 2" draw:style-name="gr18" draw:text-style-name="P58" svg:x1="5.99cm" svg:y1="0.859cm" svg:x2="5.796cm" svg:y2="1.301cm"><text:p/></draw:line><draw:g draw:name="DrawObject 8" draw:style-name="gr13"><draw:line draw:name="Ligne 3" draw:style-name="gr18" draw:text-style-name="P58" svg:x1="4.071cm" svg:y1="0.187cm" svg:x2="3.877cm" svg:y2="0.629cm"><text:p/></draw:line><draw:line draw:name="Ligne 4" draw:style-name="gr18" draw:text-style-name="P58" svg:x1="3.965cm" svg:y1="0.187cm" svg:x2="3.771cm" svg:y2="0.629cm"><text:p/></draw:line></draw:g><draw:line draw:name="Ligne 5" draw:style-name="gr18" draw:text-style-name="P58" svg:x1="2.397cm" svg:y1="1.18cm" svg:x2="2.203cm" svg:y2="1.622cm"><text:p/></draw:line><draw:g draw:name="DrawObject 9" draw:style-name="gr13"><draw:line draw:name="Ligne 6" draw:style-name="gr18" draw:text-style-name="P58" svg:x1="4.392cm" svg:y1="1.936cm" svg:x2="4.198cm" svg:y2="2.378cm"><text:p/></draw:line><draw:line draw:name="Ligne 7" draw:style-name="gr18" draw:text-style-name="P58" svg:x1="4.286cm" svg:y1="1.936cm" svg:x2="4.092cm" svg:y2="2.378cm"><text:p/></draw:line></draw:g></draw:g></draw:g></draw:g><draw:line draw:name="Ligne 8" draw:style-name="gr20" draw:text-style-name="P58" svg:x1="2.914cm" svg:y1="1.584cm" svg:x2="2.801cm" svg:y2="1.845cm"><text:p/></draw:line></draw:g><text:span text:style-name="_5f_Caractères"/></text:h>
      <text:h text:style-name="P49" text:outline-level="2"><text:span text:style-name="_5f_Caractères"/></text:h>
      <text:h text:style-name="P49" text:outline-level="2"><text:span text:style-name="_5f_Caractères"/></text:h>
      <text:h text:style-name="P49" text:outline-level="2"><text:span text:style-name="_5f_Caractères"/></text:h>
      <text:list text:continue-numbering="true" text:style-name="_5f_Numérotation_20_des_20_exercices">
        <text:list-item>
          <text:list>
            <text:list-item>
              <text:h text:style-name="P48" text:outline-level="2"><text:span text:style-name="_5f_Caractères">Justifie la mesure de l'angle </text:span><text:span text:style-name="_5f_Caractères"><draw:frame draw:style-name="fr3" draw:name="Objet13" text:anchor-type="as-char" svg:y="-0.376cm" svg:width="0.658cm" svg:height="0.459cm" draw:z-index="5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.</text:span></text:h>
            </text:list-item>
          </text:list>
        </text:list-item>
      </text:list>
      <text:h text:style-name="P17" text:outline-level="1"><text:span text:style-name="_5f_Correction_5f_surligné">On sait que BLEU est un parallélogramme.</text:span></text:h>
      <text:h text:style-name="P17" text:outline-level="1"><text:span text:style-name="_5f_Correction_5f_surligné"><text:span text:style-name="T22">Or</text:span></text:span><text:span text:style-name="_5f_Correction_5f_surligné"><text:span text:style-name="T17"> </text:span></text:span><text:span text:style-name="_5f_Correction_5f_surligné"><text:span text:style-name="T22">l</text:span></text:span><text:span text:style-name="_5f_Correction_5f_surligné"><text:span text:style-name="T17">es angles opposés </text:span></text:span><text:span text:style-name="_5f_Correction_5f_surligné"><text:span text:style-name="T22">d’un parallélogramme </text:span></text:span><text:span text:style-name="_5f_Correction_5f_surligné"><text:span text:style-name="T17">ont la même mesure. </text:span></text:span></text:h>
      <text:p text:style-name="P18"><text:span text:style-name="_5f_Correction_5f_surligné"><text:span text:style-name="T20">Par suite, </text:span></text:span><text:span text:style-name="_5f_Correction_5f_surligné"><text:span text:style-name="T17"><draw:frame draw:style-name="fr5" draw:name="Objet22" text:anchor-type="as-char" svg:y="-0.376cm" svg:width="0.857cm" svg:height="0.459cm" draw:z-index="6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_5f_Correction_5f_surligné"><text:span text:style-name="T21"> </text:span></text:span><text:span text:style-name="_5f_Correction_5f_surligné"><text:span text:style-name="T17">=</text:span></text:span><text:span text:style-name="_5f_Correction_5f_surligné"><text:span text:style-name="T21"> </text:span></text:span><text:span text:style-name="_5f_Correction_5f_surligné"><text:span text:style-name="T17"><draw:frame draw:style-name="fr4" draw:name="Objet23" text:anchor-type="as-char" svg:y="-0.376cm" svg:width="0.919cm" svg:height="0.459cm" draw:z-index="67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_5f_Correction_5f_surligné"><text:span text:style-name="T21"> </text:span></text:span><text:span text:style-name="_5f_Correction_5f_surligné"><text:span text:style-name="T17">=</text:span></text:span><text:span text:style-name="_5f_Correction_5f_surligné"><text:span text:style-name="T21"> </text:span></text:span><text:span text:style-name="_5f_Correction_5f_surligné"><text:span text:style-name="T36">55°.</text:span></text:span></text:p>
      <text:list text:continue-numbering="true" text:style-name="_5f_Numérotation_20_des_20_exercices">
        <text:list-item>
          <text:list>
            <text:list-item>
              <text:h text:style-name="P48" text:outline-level="2"><text:span text:style-name="_5f_Caractères">Justifie la longueur BU.</text:span></text:h>
            </text:list-item>
          </text:list>
        </text:list-item>
      </text:list>
      <text:h text:style-name="P17" text:outline-level="1"><text:span text:style-name="_5f_Correction_5f_surligné">On sait que BLEU est un parallélogramme.</text:span></text:h>
      <text:h text:style-name="P17" text:outline-level="1"><text:span text:style-name="_5f_Correction_5f_surligné"><text:span text:style-name="T22">Or l</text:span></text:span><text:span text:style-name="_5f_Correction_5f_surligné"><text:span text:style-name="T17">es côtés opposés </text:span></text:span><text:span text:style-name="_5f_Correction_5f_surligné"><text:span text:style-name="T22">d’un parallélogramme </text:span></text:span><text:span text:style-name="_5f_Correction_5f_surligné"><text:span text:style-name="T17">sont de même mesure.</text:span></text:span></text:h>
      <text:p text:style-name="P18"><text:span text:style-name="_5f_Correction_5f_surligné"><text:span text:style-name="T15">Par suite, </text:span></text:span><text:span text:style-name="_5f_Correction_5f_surligné"><text:span text:style-name="T13">BU</text:span></text:span><text:span text:style-name="_5f_Correction_5f_surligné"><text:span text:style-name="T16"> </text:span></text:span><text:span text:style-name="_5f_Correction_5f_surligné"><text:span text:style-name="T13">=</text:span></text:span><text:span text:style-name="_5f_Correction_5f_surligné"><text:span text:style-name="T16"> </text:span></text:span><text:span text:style-name="_5f_Correction_5f_surligné"><text:span text:style-name="T13">LE</text:span></text:span><text:span text:style-name="_5f_Correction_5f_surligné"><text:span text:style-name="T16"> </text:span></text:span><text:span text:style-name="_5f_Correction_5f_surligné"><text:span text:style-name="T13">=</text:span></text:span><text:span text:style-name="_5f_Correction_5f_surligné"><text:span text:style-name="T16"> </text:span></text:span><text:span text:style-name="_5f_Correction_5f_surligné"><text:span text:style-name="T13">6</text:span></text:span><text:span text:style-name="_5f_Correction_5f_surligné"><text:span text:style-name="T16"> </text:span></text:span><text:span text:style-name="_5f_Correction_5f_surligné"><text:span text:style-name="T13">cm.</text:span></text:span></text:p>
      <text:list text:continue-numbering="true" text:style-name="_5f_Numérotation_20_des_20_exercices">
        <text:list-item>
          <text:h text:style-name="P54" text:outline-level="1"><text:span text:style-name="_5f_Caractères">On considère le parallélogramme ABCD. </text:span></text:h>
        </text:list-item>
      </text:list>
      <text:h text:style-name="_5f_Paragraphe" text:outline-level="1"><draw:g text:anchor-type="paragraph" draw:z-index="46" draw:name="Forme13" draw:style-name="gr39"><draw:line draw:style-name="gr40" draw:text-style-name="P65" svg:x1="5.455cm" svg:y1="0.217cm" svg:x2="6.233cm" svg:y2="1.471cm"><text:p/></draw:line><draw:line draw:style-name="gr40" draw:text-style-name="P65" svg:x1="2.876cm" svg:y1="0.217cm" svg:x2="3.652cm" svg:y2="1.471cm"><text:p/></draw:line><draw:line draw:style-name="gr40" draw:text-style-name="P65" svg:x1="2.876cm" svg:y1="0.217cm" svg:x2="5.469cm" svg:y2="0.217cm"><text:p/></draw:line><draw:frame draw:style-name="gr41" draw:text-style-name="P64" svg:width="0.246cm" svg:height="0.414cm" svg:x="5.512cm" svg:y="-0.092cm"><draw:text-box><text:p text:style-name="P63"><text:span text:style-name="T51">B</text:span></text:p></draw:text-box></draw:frame><draw:frame draw:style-name="gr42" draw:text-style-name="P64" svg:width="0.276cm" svg:height="0.491cm" svg:x="3.38cm" svg:y="1.436cm"><draw:text-box><text:p text:style-name="P63"><text:span text:style-name="T51">D</text:span></text:p></draw:text-box></draw:frame><draw:line draw:style-name="gr40" draw:text-style-name="P65" svg:x1="3.651cm" svg:y1="1.466cm" svg:x2="6.246cm" svg:y2="1.466cm"><text:p/></draw:line><draw:frame draw:style-name="gr41" draw:text-style-name="P64" svg:width="0.246cm" svg:height="0.414cm" svg:x="6.303cm" svg:y="1.407cm"><draw:text-box><text:p text:style-name="P63"><text:span text:style-name="T51">A</text:span></text:p></draw:text-box></draw:frame><draw:frame draw:style-name="gr43" draw:text-style-name="P74" svg:width="0.63cm" svg:height="0.414cm" svg:x="5.378cm" svg:y="1.07cm"><draw:text-box><text:p text:style-name="P63"><text:span text:style-name="T55">67°</text:span></text:p></draw:text-box></draw:frame><draw:frame draw:style-name="gr44" draw:text-style-name="P64" svg:width="0.251cm" svg:height="0.414cm" svg:x="2.549cm" svg:y="-0.058cm"><draw:text-box><text:p text:style-name="P63"><text:span text:style-name="T51">C</text:span></text:p></draw:text-box></draw:frame><draw:ellipse draw:style-name="gr40" draw:text-style-name="P65" svg:width="0.673cm" svg:height="0.662cm" svg:x="5.911cm" svg:y="1.088cm" draw:kind="arc" draw:start-angle="128.28" draw:end-angle="189.86"><text:p/></draw:ellipse></draw:g><text:span text:style-name="_5f_Caractères">En justifiant par une propriété, calcule la mesure de l'angle </text:span><text:span text:style-name="_5f_Caractères"><draw:frame draw:style-name="fr3" draw:name="Objet14" text:anchor-type="as-char" svg:y="-0.381cm" svg:width="0.741cm" svg:height="0.464cm" draw:z-index="5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">.</text:span></text:h>
      <text:h text:style-name="P17" text:outline-level="1"><text:span text:style-name="_5f_Correction_5f_surligné">On sait que ABCD est un parallélogramme.</text:span></text:h>
      <text:h text:style-name="P17" text:outline-level="1"><text:span text:style-name="_5f_Correction_5f_surligné"><text:span text:style-name="T23">Or</text:span></text:span><text:span text:style-name="_5f_Correction_5f_surligné"><text:span text:style-name="T17"> </text:span></text:span><text:span text:style-name="_5f_Correction_5f_surligné"><text:span text:style-name="T24">deux</text:span></text:span><text:span text:style-name="_5f_Correction_5f_surligné"><text:span text:style-name="T17"> angles consécutifs </text:span></text:span><text:span text:style-name="_5f_Correction_5f_surligné"><text:span text:style-name="T23">d’un parallélogramme </text:span></text:span><text:span text:style-name="_5f_Correction_5f_surligné"><text:span text:style-name="T17">sont supplémentaires.</text:span></text:span></text:h>
      <text:h text:style-name="P17" text:outline-level="1"><text:span text:style-name="_5f_Correction_5f_surligné"><text:span text:style-name="T23">Donc </text:span></text:span><text:span text:style-name="_5f_Correction_5f_surligné"><text:span text:style-name="T23"><draw:frame draw:style-name="fr2" draw:name="Objet24" text:anchor-type="as-char" svg:y="-0.381cm" svg:width="0.94cm" svg:height="0.464cm" draw:z-index="6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_5f_Correction_5f_surligné"><text:span text:style-name="T21"> </text:span></text:span><text:span text:style-name="_5f_Correction_5f_surligné"><text:span text:style-name="T48">=</text:span></text:span><text:span text:style-name="_5f_Correction_5f_surligné"><text:span text:style-name="T49"> </text:span></text:span><text:span text:style-name="_5f_Correction_5f_surligné"><text:span text:style-name="T23">180°</text:span></text:span><text:span text:style-name="_5f_Correction_5f_surligné"><text:span text:style-name="T21"> </text:span></text:span><text:span text:style-name="_5f_Correction_5f_surligné"><text:span text:style-name="T23">− </text:span></text:span><text:span text:style-name="_5f_Correction_5f_surligné"><text:span text:style-name="T23"><draw:frame draw:style-name="fr2" draw:name="Objet19" text:anchor-type="as-char" svg:y="-0.376cm" svg:width="0.951cm" svg:height="0.459cm" draw:z-index="6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h>
      <text:h text:style-name="P17" text:outline-level="1"><text:span text:style-name="_5f_Correction_5f_surligné"><text:span text:style-name="T21"><draw:frame draw:style-name="fr2" draw:name="Objet12" text:anchor-type="as-char" svg:y="-0.381cm" svg:width="0.94cm" svg:height="0.464cm" draw:z-index="6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_5f_Correction_5f_surligné"><text:span text:style-name="T21"> </text:span></text:span><text:span text:style-name="_5f_Correction_5f_surligné"><text:span text:style-name="T48">=</text:span></text:span><text:span text:style-name="_5f_Correction_5f_surligné"><text:span text:style-name="T49"> </text:span></text:span><text:span text:style-name="_5f_Correction_5f_surligné"><text:span text:style-name="T23">180°</text:span></text:span><text:span text:style-name="_5f_Correction_5f_surligné"><text:span text:style-name="T21"> </text:span></text:span><text:span text:style-name="_5f_Correction_5f_surligné"><text:span text:style-name="T23">−</text:span></text:span><text:span text:style-name="_5f_Correction_5f_surligné"><text:span text:style-name="T21"> </text:span></text:span><text:span text:style-name="_5f_Correction_5f_surligné"><text:span text:style-name="T23">67°</text:span></text:span></text:h>
      <text:h text:style-name="P17" text:outline-level="1"><text:span text:style-name="_5f_Correction_5f_surligné"><text:span text:style-name="T47"><draw:frame draw:style-name="fr2" draw:name="Objet11" text:anchor-type="as-char" svg:y="-0.381cm" svg:width="0.94cm" svg:height="0.464cm" draw:z-index="61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_5f_Correction_5f_surligné"><text:span text:style-name="T47"> </text:span></text:span><text:span text:style-name="_5f_Correction_5f_surligné">=</text:span><text:span text:style-name="_5f_Correction_5f_surligné"><text:span text:style-name="T47"> </text:span></text:span><text:span text:style-name="_5f_Correction_5f_surligné">113°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stroke-dash draw:name="Dashed_20__28_var_29__20_7281" draw:display-name="Dashed (var) 7281" draw:style="rect" draw:dots2="1" draw:dots2-length="0.064cm" draw:distance="0.032cm"/>
    <draw:stroke-dash draw:name="Dashed_20__28_var_29__20_7282" draw:display-name="Dashed (var) 7282" draw:style="rect" draw:dots2="1" draw:dots2-length="0.064cm" draw:distance="0.032cm"/>
    <draw:stroke-dash draw:name="Dashed_20__28_var_29__20_7283" draw:display-name="Dashed (var) 7283" draw:style="rect" draw:dots2="1" draw:dots2-length="0.064cm" draw:distance="0.032cm"/>
    <draw:stroke-dash draw:name="Dashed_20__28_var_29__20_7284" draw:display-name="Dashed (var) 7284" draw:style="rect" draw:dots2="1" draw:dots2-length="0.064cm" draw:distance="0.032cm"/>
    <draw:stroke-dash draw:name="Dashed_20__28_var_29__20_7285" draw:display-name="Dashed (var) 7285" draw:style="rect" draw:dots2="1" draw:dots2-length="0.064cm" draw:distance="0.032cm"/>
    <draw:stroke-dash draw:name="Dashed_20__28_var_29__20_7286" draw:display-name="Dashed (var) 7286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 draw:fill-image-width="0cm" draw:fill-image-height="0cm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85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9" draw:name="Ligne_Entete_Impair_Mesures_2col" draw:style-name="Mgr3" draw:text-style-name="MP3" svg:x1="16.023cm" svg:y1="0.36cm" svg:x2="20.496cm" svg:y2="0.36cm"><text:p/></draw:line><draw:line text:anchor-type="paragraph" draw:z-index="24" draw:name="Ligne_Verticale_Impair_Mesures_2col" draw:style-name="Mgr3" draw:text-style-name="MP3" svg:x1="9.477cm" svg:y1="1.979cm" svg:x2="9.477cm" svg:y2="27.016cm"><text:p/></draw:line><draw:g text:anchor-type="paragraph" draw:z-index="12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86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6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" draw:name="Ligne_Entete_Pair_Mesures_2col" draw:style-name="Mgr3" draw:text-style-name="MP3" svg:x1="16.023cm" svg:y1="0.36cm" svg:x2="20.496cm" svg:y2="0.36cm"><text:p/></draw:line><draw:line text:anchor-type="paragraph" draw:z-index="25" draw:name="Ligne_Verticale_Pair_Mesures_2col" draw:style-name="Mgr3" draw:text-style-name="MP3" svg:x1="9.502cm" svg:y1="2.046cm" svg:x2="9.502cm" svg:y2="27.083cm"><text:p/></draw:line><draw:g text:anchor-type="paragraph" draw:z-index="13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83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" draw:name="Ligne_Entete_Impair_Mesures_1col" draw:style-name="Mgr3" draw:text-style-name="MP3" svg:x1="16.023cm" svg:y1="0.36cm" svg:x2="20.496cm" svg:y2="0.36cm"><text:p/></draw:line><draw:g text:anchor-type="paragraph" draw:z-index="10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84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" draw:name="Ligne_Entete_Pair_Mesures_1col" draw:style-name="Mgr3" draw:text-style-name="MP3" svg:x1="16.023cm" svg:y1="0.36cm" svg:x2="20.496cm" svg:y2="0.36cm"><text:p/></draw:line><draw:g text:anchor-type="paragraph" draw:z-index="11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72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3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1" draw:name="Ligne_Entete_Impair_Donnees_2col" draw:style-name="Mgr7" draw:text-style-name="MP3" svg:x1="16.023cm" svg:y1="0.36cm" svg:x2="20.496cm" svg:y2="0.36cm"><text:p/></draw:line><draw:line text:anchor-type="paragraph" draw:z-index="22" draw:name="Ligne_Verticale_Impair_Donnees_2col" draw:style-name="Mgr7" draw:text-style-name="MP3" svg:x1="9.477cm" svg:y1="2.007cm" svg:x2="9.477cm" svg:y2="27.044cm"><text:p/></draw:line><draw:g text:anchor-type="paragraph" draw:z-index="6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29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4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2" draw:name="Ligne_Entete_Pair_Donnees_2col" draw:style-name="Mgr7" draw:text-style-name="MP3" svg:x1="16.023cm" svg:y1="0.36cm" svg:x2="20.496cm" svg:y2="0.36cm"><text:p/></draw:line><draw:line text:anchor-type="paragraph" draw:z-index="23" draw:name="Ligne_Verticale_Pair_Donnees_2col" draw:style-name="Mgr7" draw:text-style-name="MP3" svg:x1="9.533cm" svg:y1="1.949cm" svg:x2="9.533cm" svg:y2="26.986cm"><text:p/></draw:line><draw:g text:anchor-type="paragraph" draw:z-index="9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68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0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0" draw:name="Ligne_Entete_Impair_Donnees_1col" draw:style-name="Mgr7" draw:text-style-name="MP3" svg:x1="16.023cm" svg:y1="0.36cm" svg:x2="20.496cm" svg:y2="0.36cm"><text:p/></draw:line><draw:g text:anchor-type="paragraph" draw:z-index="7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69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1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9" draw:name="Ligne_Entete_Pair_Donnees_1col" draw:style-name="Mgr7" draw:text-style-name="MP3" svg:x1="16.023cm" svg:y1="0.36cm" svg:x2="20.496cm" svg:y2="0.36cm"><text:p/></draw:line><draw:g text:anchor-type="paragraph" draw:z-index="8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14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75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42" draw:name="Ligne_Entete_Impair_Geometrie_2col" draw:style-name="Mgr10" draw:text-style-name="MP3" svg:x1="17.5cm" svg:y1="0.36cm" svg:x2="20.999cm" svg:y2="0.36cm"><text:p/></draw:line><draw:line text:anchor-type="paragraph" draw:z-index="77" draw:name="Ligne_Verticale_Impair_Geometrie_2col" draw:style-name="Mgr10" draw:text-style-name="MP3" svg:x1="9.477cm" svg:y1="1.949cm" svg:x2="9.477cm" svg:y2="26.986cm"><text:p/></draw:line><draw:g text:anchor-type="paragraph" draw:z-index="4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Propriétés</text:span></text:p>
      </style:header>
      <style:header-left>
        <text:p text:style-name="MP25"><draw:path text:anchor-type="paragraph" draw:z-index="15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21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43" draw:name="Ligne_Entete_Pair_Geometrie_2col" draw:style-name="Mgr10" draw:text-style-name="MP3" svg:x1="17.5cm" svg:y1="0.36cm" svg:x2="20.999cm" svg:y2="0.36cm"><text:p/></draw:line><draw:line text:anchor-type="paragraph" draw:z-index="78" draw:name="Ligne_Verticale_Pair_Geometrie_2col" draw:style-name="Mgr10" draw:text-style-name="MP3" svg:x1="9.477cm" svg:y1="2.028cm" svg:x2="9.477cm" svg:y2="27.065cm"><text:p/></draw:line><draw:g text:anchor-type="paragraph" draw:z-index="5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Propriétés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27"><draw:text-box fo:min-height="0.499cm" fo:min-width="5.126cm"><text:h text:style-name="MP7" text:outline-level="1">Parallélogrammes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28"><draw:text-box fo:min-height="0.425cm" fo:min-width="6.994cm"><text:h text:style-name="MP9" text:outline-level="1">Parallélogramm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38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41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6" draw:name="Ligne_Entete_Impair_Geometrie_1col" draw:style-name="Mgr10" draw:text-style-name="MP3" svg:x1="16.023cm" svg:y1="0.36cm" svg:x2="20.496cm" svg:y2="0.36cm"><text:p/></draw:line><draw:g text:anchor-type="paragraph" draw:z-index="2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39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40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Pair_Geometrie_1col" draw:style-name="Mgr10" draw:text-style-name="MP3" svg:x1="16.023cm" svg:y1="0.36cm" svg:x2="20.496cm" svg:y2="0.36cm"><text:p/></draw:line><draw:g text:anchor-type="paragraph" draw:z-index="3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30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37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1" draw:name="Ligne_Entete_Impair_Numerique_2col" draw:style-name="Mgr14" draw:text-style-name="MP3" svg:x1="16.023cm" svg:y1="0.36cm" svg:x2="20.496cm" svg:y2="0.36cm"><text:p/></draw:line><draw:line text:anchor-type="paragraph" draw:z-index="35" draw:name="Ligne_Verticale_Impair_Numerique_2col" draw:style-name="Mgr14" draw:text-style-name="MP3" svg:x1="9.477cm" svg:y1="2.007cm" svg:x2="9.477cm" svg:y2="27.044cm"><text:p/></draw:line><draw:g text:anchor-type="paragraph" draw:z-index="0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32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33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4" draw:name="Ligne_Entete_Pair_Numerique_2col" draw:style-name="Mgr14" draw:text-style-name="MP3" svg:x1="16.023cm" svg:y1="0.36cm" svg:x2="20.496cm" svg:y2="0.36cm"><text:p/></draw:line><draw:line text:anchor-type="paragraph" draw:z-index="36" draw:name="Ligne_Verticale_Pair_Numerique_2col" draw:style-name="Mgr14" draw:text-style-name="MP3" svg:x1="9.477cm" svg:y1="2.007cm" svg:x2="9.477cm" svg:y2="27.044cm"><text:p/></draw:line><draw:g text:anchor-type="paragraph" draw:z-index="1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8T07:36:28.451000000</meta:creation-date>
    <meta:generator>LibreOffice/24.2.5.2$Windows_X86_64 LibreOffice_project/bffef4ea93e59bebbeaf7f431bb02b1a39ee8a59</meta:generator>
    <meta:editing-duration>PT1H3M45S</meta:editing-duration>
    <meta:editing-cycles>17</meta:editing-cycles>
    <dc:date>2024-07-13T19:17:02.426000000</dc:date>
    <meta:print-date>2024-07-03T08:26:05.956853268</meta:print-date>
    <meta:printed-by>PDF files</meta:printed-by>
    <meta:document-statistic meta:table-count="0" meta:image-count="0" meta:object-count="18" meta:page-count="2" meta:paragraph-count="97" meta:word-count="576" meta:character-count="2965" meta:non-whitespace-character-count="2440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

<file path=Object 1/content.xml><?xml version="1.0" encoding="utf-8"?>
<math xmlns="http://www.w3.org/1998/Math/MathML" display="block">
  <semantics>
    <mstyle mathsize="10pt">
      <mover accent="true">
        <mi>PCR</mi>
        <mo stretchy="true">^</mo>
      </mover>
    </mstyle>
    <annotation encoding="StarMath 5.0"> size 10 {widehat  PCR }</annotation>
  </semantics>
</math>
</file>

<file path=Object 10/content.xml><?xml version="1.0" encoding="utf-8"?>
<math xmlns="http://www.w3.org/1998/Math/MathML" display="block">
  <semantics>
    <mstyle mathsize="10pt">
      <mover accent="true">
        <mi>PCR</mi>
        <mo stretchy="true">^</mo>
      </mover>
    </mstyle>
    <annotation encoding="StarMath 5.0"> size 10 {widehat  PCR }</annotation>
  </semantics>
</math>
</file>

<file path=Object 11/content.xml><?xml version="1.0" encoding="utf-8"?>
<math xmlns="http://www.w3.org/1998/Math/MathML" display="block">
  <semantics>
    <mstyle mathsize="10pt">
      <mover accent="true">
        <mi>CPA</mi>
        <mo stretchy="true">^</mo>
      </mover>
    </mstyle>
    <annotation encoding="StarMath 5.0"> size 10 {widehat  CPA }</annotation>
  </semantics>
</math>
</file>

<file path=Object 12/content.xml><?xml version="1.0" encoding="utf-8"?>
<math xmlns="http://www.w3.org/1998/Math/MathML" display="block">
  <semantics>
    <mstyle mathsize="10pt">
      <mover accent="true">
        <mi>CRA</mi>
        <mo stretchy="true">^</mo>
      </mover>
    </mstyle>
    <annotation encoding="StarMath 5.0"> size 10 {widehat  CRA }</annotation>
  </semantics>
</math>
</file>

<file path=Object 13/content.xml><?xml version="1.0" encoding="utf-8"?>
<math xmlns="http://www.w3.org/1998/Math/MathML" display="block">
  <semantics>
    <mstyle mathsize="10pt">
      <mover accent="true">
        <mi>BLE</mi>
        <mo stretchy="true">^</mo>
      </mover>
    </mstyle>
    <annotation encoding="StarMath 5.0">size10 widehat {BLE}</annotation>
  </semantics>
</math>
</file>

<file path=Object 14/content.xml><?xml version="1.0" encoding="utf-8"?>
<math xmlns="http://www.w3.org/1998/Math/MathML" display="block">
  <semantics>
    <mstyle mathsize="10pt">
      <mover accent="true">
        <mi>BUE</mi>
        <mo stretchy="true">^</mo>
      </mover>
    </mstyle>
    <annotation encoding="StarMath 5.0">size10 widehat {BUE}</annotation>
  </semantics>
</math>
</file>

<file path=Object 15/content.xml><?xml version="1.0" encoding="utf-8"?>
<math xmlns="http://www.w3.org/1998/Math/MathML" display="block">
  <semantics>
    <mstyle mathsize="10pt">
      <mover accent="true">
        <mi>CBA</mi>
        <mo stretchy="true">^</mo>
      </mover>
    </mstyle>
    <annotation encoding="StarMath 5.0">size10 widehat{CBA}</annotation>
  </semantics>
</math>
</file>

<file path=Object 16/content.xml><?xml version="1.0" encoding="utf-8"?>
<math xmlns="http://www.w3.org/1998/Math/MathML" display="block">
  <semantics>
    <mstyle mathsize="10pt">
      <mover accent="true">
        <mi>CBA</mi>
        <mo stretchy="true">^</mo>
      </mover>
    </mstyle>
    <annotation encoding="StarMath 5.0">size10 widehat{CBA}</annotation>
  </semantics>
</math>
</file>

<file path=Object 17/content.xml><?xml version="1.0" encoding="utf-8"?>
<math xmlns="http://www.w3.org/1998/Math/MathML" display="block">
  <semantics>
    <mstyle mathsize="10pt">
      <mover accent="true">
        <mi>BAD</mi>
        <mo stretchy="true">^</mo>
      </mover>
    </mstyle>
    <annotation encoding="StarMath 5.0">size10 widehat{BAD}</annotation>
  </semantics>
</math>
</file>

<file path=Object 18/content.xml><?xml version="1.0" encoding="utf-8"?>
<math xmlns="http://www.w3.org/1998/Math/MathML" display="block">
  <semantics>
    <mstyle mathsize="10pt">
      <mover accent="true">
        <mi>CBA</mi>
        <mo stretchy="true">^</mo>
      </mover>
    </mstyle>
    <annotation encoding="StarMath 5.0">size10 widehat{CBA}</annotation>
  </semantics>
</math>
</file>

<file path=Object 2/content.xml><?xml version="1.0" encoding="utf-8"?>
<math xmlns="http://www.w3.org/1998/Math/MathML" display="block">
  <semantics>
    <mstyle mathsize="10pt">
      <mover accent="true">
        <mi>PAR</mi>
        <mo stretchy="true">^</mo>
      </mover>
    </mstyle>
    <annotation encoding="StarMath 5.0"> size 10 {widehat  PAR }</annotation>
  </semantics>
</math>
</file>

<file path=Object 3/content.xml><?xml version="1.0" encoding="utf-8"?>
<math xmlns="http://www.w3.org/1998/Math/MathML" display="block">
  <semantics>
    <mover accent="true">
      <mi>BLE</mi>
      <mo stretchy="true">^</mo>
    </mover>
    <annotation encoding="StarMath 5.0"> widehat BLE</annotation>
  </semantics>
</math>
</file>

<file path=Object 4/content.xml><?xml version="1.0" encoding="utf-8"?>
<math xmlns="http://www.w3.org/1998/Math/MathML" display="block">
  <semantics>
    <mover accent="true">
      <mi>CBA</mi>
      <mo stretchy="true">^</mo>
    </mover>
    <annotation encoding="StarMath 5.0"> widehat  CBA
</annotation>
  </semantics>
</math>
</file>

<file path=Object 5/content.xml><?xml version="1.0" encoding="utf-8"?>
<math xmlns="http://www.w3.org/1998/Math/MathML" display="block">
  <semantics>
    <mstyle mathsize="10pt">
      <mover accent="true">
        <mi>PAR</mi>
        <mo stretchy="true">^</mo>
      </mover>
    </mstyle>
    <annotation encoding="StarMath 5.0"> size 10 {widehat  PAR }</annotation>
  </semantics>
</math>
</file>

<file path=Object 6/content.xml><?xml version="1.0" encoding="utf-8"?>
<math xmlns="http://www.w3.org/1998/Math/MathML" display="block">
  <semantics>
    <mstyle mathsize="10pt">
      <mover accent="true">
        <mi>CPA</mi>
        <mo stretchy="true">^</mo>
      </mover>
    </mstyle>
    <annotation encoding="StarMath 5.0"> size 10 {widehat  CPA }</annotation>
  </semantics>
</math>
</file>

<file path=Object 7/content.xml><?xml version="1.0" encoding="utf-8"?>
<math xmlns="http://www.w3.org/1998/Math/MathML" display="block">
  <semantics>
    <mstyle mathsize="10pt">
      <mover accent="true">
        <mi>CRA</mi>
        <mo stretchy="true">^</mo>
      </mover>
    </mstyle>
    <annotation encoding="StarMath 5.0"> size 10 {widehat  CRA }</annotation>
  </semantics>
</math>
</file>

<file path=Object 8/content.xml><?xml version="1.0" encoding="utf-8"?>
<math xmlns="http://www.w3.org/1998/Math/MathML" display="block">
  <semantics>
    <mstyle mathsize="10pt">
      <mover accent="true">
        <mi>CPA</mi>
        <mo stretchy="true">^</mo>
      </mover>
    </mstyle>
    <annotation encoding="StarMath 5.0"> size 10 {widehat  CPA }</annotation>
  </semantics>
</math>
</file>

<file path=Object 9/content.xml><?xml version="1.0" encoding="utf-8"?>
<math xmlns="http://www.w3.org/1998/Math/MathML" display="block">
  <semantics>
    <mstyle mathsize="10pt">
      <mover accent="true">
        <mi>PAR</mi>
        <mo stretchy="true">^</mo>
      </mover>
    </mstyle>
    <annotation encoding="StarMath 5.0"> size 10 {widehat  PAR }</annotation>
  </semantics>
</math>
</file>